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C_C_freqencyResponse" table:style-name="ta1">
        <table:shapes>
          <draw:frame draw:z-index="0" draw:style-name="gr1" draw:text-style-name="P1" svg:width="640.03pt" svg:height="448.92pt" svg:x="646.33pt" svg:y="15231.83pt">
            <loext:p draw:notify-on-update-of-ranges="RC_C_freqencyResponse.A2:RC_C_freqencyResponse.A1191 RC_C_freqencyResponse.B1:RC_C_freqencyResponse.B1 RC_C_freqencyResponse.B2:RC_C_freqencyResponse.B1191 RC_C_freqencyResponse.A2:RC_C_freqencyResponse.A1191 RC_C_freqencyResponse.C1:RC_C_freqencyResponse.C1 RC_C_freqencyResponse.C2:RC_C_freqencyResponse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0.434170854" calcext:value-type="float">
            <text:p>0.434170854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000336" calcext:value-type="float">
            <text:p>0.00000336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000672" calcext:value-type="float">
            <text:p>0.00000672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001008" calcext:value-type="float">
            <text:p>0.0000100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001176" calcext:value-type="float">
            <text:p>0.0000117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001344" calcext:value-type="float">
            <text:p>0.0000134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05527638" calcext:value-type="float">
            <text:p>-0.305527638</text:p>
          </table:table-cell>
        </table:table-row>
        <table:table-row table:style-name="ro1">
          <table:table-cell office:value-type="float" office:value="0.00001512" calcext:value-type="float">
            <text:p>0.00001512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001848" calcext:value-type="float">
            <text:p>0.0000184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65326633" calcext:value-type="float">
            <text:p>-0.265326633</text:p>
          </table:table-cell>
        </table:table-row>
        <table:table-row table:style-name="ro1">
          <table:table-cell office:value-type="float" office:value="0.00002016" calcext:value-type="float">
            <text:p>0.0000201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002184" calcext:value-type="float">
            <text:p>0.0000218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002352" calcext:value-type="float">
            <text:p>0.00002352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002688" calcext:value-type="float">
            <text:p>0.0000268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09045226" calcext:value-type="float">
            <text:p>-0.209045226</text:p>
          </table:table-cell>
        </table:table-row>
        <table:table-row table:style-name="ro1">
          <table:table-cell office:value-type="float" office:value="0.00002856" calcext:value-type="float">
            <text:p>0.0000285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01005025" calcext:value-type="float">
            <text:p>-0.201005025</text:p>
          </table:table-cell>
        </table:table-row>
        <table:table-row table:style-name="ro1">
          <table:table-cell office:value-type="float" office:value="0.00003024" calcext:value-type="float">
            <text:p>0.0000302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003192" calcext:value-type="float">
            <text:p>0.0000319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68844221" calcext:value-type="float">
            <text:p>-0.168844221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003528" calcext:value-type="float">
            <text:p>0.0000352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003696" calcext:value-type="float">
            <text:p>0.0000369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003864" calcext:value-type="float">
            <text:p>0.0000386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004032" calcext:value-type="float">
            <text:p>0.0000403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12562814" calcext:value-type="float">
            <text:p>-0.112562814</text:p>
          </table:table-cell>
        </table:table-row>
        <table:table-row table:style-name="ro1">
          <table:table-cell office:value-type="float" office:value="0.00004368" calcext:value-type="float">
            <text:p>0.000043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104522613" calcext:value-type="float">
            <text:p>-0.104522613</text:p>
          </table:table-cell>
        </table:table-row>
        <table:table-row table:style-name="ro1">
          <table:table-cell office:value-type="float" office:value="0.00004536" calcext:value-type="float">
            <text:p>0.0000453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0004704" calcext:value-type="float">
            <text:p>0.0000470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004872" calcext:value-type="float">
            <text:p>0.000048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05208" calcext:value-type="float">
            <text:p>0.0000520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05376" calcext:value-type="float">
            <text:p>0.000053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05544" calcext:value-type="float">
            <text:p>0.0000554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05712" calcext:value-type="float">
            <text:p>0.000057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06048" calcext:value-type="float">
            <text:p>0.000060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06216" calcext:value-type="float">
            <text:p>0.0000621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384" calcext:value-type="float">
            <text:p>0.0000638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552" calcext:value-type="float">
            <text:p>0.000065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06888" calcext:value-type="float">
            <text:p>0.000068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07056" calcext:value-type="float">
            <text:p>0.0000705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07224" calcext:value-type="float">
            <text:p>0.000072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07392" calcext:value-type="float">
            <text:p>0.0000739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7728" calcext:value-type="float">
            <text:p>0.000077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7896" calcext:value-type="float">
            <text:p>0.000078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8064" calcext:value-type="float">
            <text:p>0.0000806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8232" calcext:value-type="float">
            <text:p>0.000082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8568" calcext:value-type="float">
            <text:p>0.000085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8736" calcext:value-type="float">
            <text:p>0.000087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8904" calcext:value-type="float">
            <text:p>0.000089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9072" calcext:value-type="float">
            <text:p>0.000090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09408" calcext:value-type="float">
            <text:p>0.000094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09576" calcext:value-type="float">
            <text:p>0.000095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9744" calcext:value-type="float">
            <text:p>0.000097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9912" calcext:value-type="float">
            <text:p>0.00009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10248" calcext:value-type="float">
            <text:p>0.000102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10416" calcext:value-type="float">
            <text:p>0.000104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10584" calcext:value-type="float">
            <text:p>0.000105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010752" calcext:value-type="float">
            <text:p>0.000107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011088" calcext:value-type="float">
            <text:p>0.000110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11256" calcext:value-type="float">
            <text:p>0.000112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11424" calcext:value-type="float">
            <text:p>0.000114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011592" calcext:value-type="float">
            <text:p>0.000115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011928" calcext:value-type="float">
            <text:p>0.000119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012096" calcext:value-type="float">
            <text:p>0.000120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012264" calcext:value-type="float">
            <text:p>0.000122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2432" calcext:value-type="float">
            <text:p>0.000124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2768" calcext:value-type="float">
            <text:p>0.000127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2936" calcext:value-type="float">
            <text:p>0.000129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3104" calcext:value-type="float">
            <text:p>0.000131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13272" calcext:value-type="float">
            <text:p>0.000132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13608" calcext:value-type="float">
            <text:p>0.000136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3776" calcext:value-type="float">
            <text:p>0.000137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3944" calcext:value-type="float">
            <text:p>0.000139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4112" calcext:value-type="float">
            <text:p>0.000141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14448" calcext:value-type="float">
            <text:p>0.000144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4616" calcext:value-type="float">
            <text:p>0.000146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4784" calcext:value-type="float">
            <text:p>0.000147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4952" calcext:value-type="float">
            <text:p>0.000149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5288" calcext:value-type="float">
            <text:p>0.000152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5456" calcext:value-type="float">
            <text:p>0.000154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5624" calcext:value-type="float">
            <text:p>0.000156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5792" calcext:value-type="float">
            <text:p>0.000157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6128" calcext:value-type="float">
            <text:p>0.000161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6296" calcext:value-type="float">
            <text:p>0.000162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6464" calcext:value-type="float">
            <text:p>0.000164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6632" calcext:value-type="float">
            <text:p>0.000166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6968" calcext:value-type="float">
            <text:p>0.000169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7136" calcext:value-type="float">
            <text:p>0.000171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7304" calcext:value-type="float">
            <text:p>0.000173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7472" calcext:value-type="float">
            <text:p>0.000174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7808" calcext:value-type="float">
            <text:p>0.000178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7976" calcext:value-type="float">
            <text:p>0.000179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8144" calcext:value-type="float">
            <text:p>0.000181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8312" calcext:value-type="float">
            <text:p>0.000183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8648" calcext:value-type="float">
            <text:p>0.000186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8816" calcext:value-type="float">
            <text:p>0.000188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8984" calcext:value-type="float">
            <text:p>0.000189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9152" calcext:value-type="float">
            <text:p>0.000191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9488" calcext:value-type="float">
            <text:p>0.000194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19656" calcext:value-type="float">
            <text:p>0.000196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19824" calcext:value-type="float">
            <text:p>0.000198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19992" calcext:value-type="float">
            <text:p>0.000199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20328" calcext:value-type="float">
            <text:p>0.000203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20496" calcext:value-type="float">
            <text:p>0.000204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20664" calcext:value-type="float">
            <text:p>0.000206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20832" calcext:value-type="float">
            <text:p>0.000208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21168" calcext:value-type="float">
            <text:p>0.000211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21336" calcext:value-type="float">
            <text:p>0.000213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21504" calcext:value-type="float">
            <text:p>0.000215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21672" calcext:value-type="float">
            <text:p>0.000216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22008" calcext:value-type="float">
            <text:p>0.000220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22176" calcext:value-type="float">
            <text:p>0.000221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22344" calcext:value-type="float">
            <text:p>0.000223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22512" calcext:value-type="float">
            <text:p>0.000225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22848" calcext:value-type="float">
            <text:p>0.000228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23016" calcext:value-type="float">
            <text:p>0.000230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23184" calcext:value-type="float">
            <text:p>0.000231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23352" calcext:value-type="float">
            <text:p>0.000233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23688" calcext:value-type="float">
            <text:p>0.000236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23856" calcext:value-type="float">
            <text:p>0.000238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24024" calcext:value-type="float">
            <text:p>0.000240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24192" calcext:value-type="float">
            <text:p>0.000241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24528" calcext:value-type="float">
            <text:p>0.000245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24696" calcext:value-type="float">
            <text:p>0.000246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24864" calcext:value-type="float">
            <text:p>0.000248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25032" calcext:value-type="float">
            <text:p>0.000250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25368" calcext:value-type="float">
            <text:p>0.0002536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25536" calcext:value-type="float">
            <text:p>0.0002553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25704" calcext:value-type="float">
            <text:p>0.00025704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5872" calcext:value-type="float">
            <text:p>0.00025872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26208" calcext:value-type="float">
            <text:p>0.0002620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6376" calcext:value-type="float">
            <text:p>0.0002637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26544" calcext:value-type="float">
            <text:p>0.0002654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26712" calcext:value-type="float">
            <text:p>0.0002671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27048" calcext:value-type="float">
            <text:p>0.0002704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27216" calcext:value-type="float">
            <text:p>0.0002721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27384" calcext:value-type="float">
            <text:p>0.0002738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27552" calcext:value-type="float">
            <text:p>0.00027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027888" calcext:value-type="float">
            <text:p>0.00027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028056" calcext:value-type="float">
            <text:p>0.0002805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28224" calcext:value-type="float">
            <text:p>0.0002822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028392" calcext:value-type="float">
            <text:p>0.0002839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28728" calcext:value-type="float">
            <text:p>0.00028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8896" calcext:value-type="float">
            <text:p>0.00028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29064" calcext:value-type="float">
            <text:p>0.00029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29232" calcext:value-type="float">
            <text:p>0.00029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9568" calcext:value-type="float">
            <text:p>0.00029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9736" calcext:value-type="float">
            <text:p>0.00029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9904" calcext:value-type="float">
            <text:p>0.00029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0072" calcext:value-type="float">
            <text:p>0.000300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0408" calcext:value-type="float">
            <text:p>0.000304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30576" calcext:value-type="float">
            <text:p>0.00030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30744" calcext:value-type="float">
            <text:p>0.000307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30912" calcext:value-type="float">
            <text:p>0.000309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31248" calcext:value-type="float">
            <text:p>0.000312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1416" calcext:value-type="float">
            <text:p>0.00031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31584" calcext:value-type="float">
            <text:p>0.000315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31752" calcext:value-type="float">
            <text:p>0.000317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32088" calcext:value-type="float">
            <text:p>0.000320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32256" calcext:value-type="float">
            <text:p>0.000322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32424" calcext:value-type="float">
            <text:p>0.000324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32592" calcext:value-type="float">
            <text:p>0.000325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32928" calcext:value-type="float">
            <text:p>0.000329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033096" calcext:value-type="float">
            <text:p>0.000330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033264" calcext:value-type="float">
            <text:p>0.000332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0033432" calcext:value-type="float">
            <text:p>0.000334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0033768" calcext:value-type="float">
            <text:p>0.00033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04522613" calcext:value-type="float">
            <text:p>-0.104522613</text:p>
          </table:table-cell>
        </table:table-row>
        <table:table-row table:style-name="ro1">
          <table:table-cell office:value-type="float" office:value="0.00033936" calcext:value-type="float">
            <text:p>0.000339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12562814" calcext:value-type="float">
            <text:p>-0.112562814</text:p>
          </table:table-cell>
        </table:table-row>
        <table:table-row table:style-name="ro1">
          <table:table-cell office:value-type="float" office:value="0.00034104" calcext:value-type="float">
            <text:p>0.000341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034272" calcext:value-type="float">
            <text:p>0.0003427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034608" calcext:value-type="float">
            <text:p>0.000346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034776" calcext:value-type="float">
            <text:p>0.000347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034944" calcext:value-type="float">
            <text:p>0.000349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035112" calcext:value-type="float">
            <text:p>0.000351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52763819" calcext:value-type="float">
            <text:p>-0.152763819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035448" calcext:value-type="float">
            <text:p>0.000354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8844221" calcext:value-type="float">
            <text:p>-0.168844221</text:p>
          </table:table-cell>
        </table:table-row>
        <table:table-row table:style-name="ro1">
          <table:table-cell office:value-type="float" office:value="0.00035616" calcext:value-type="float">
            <text:p>0.0003561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035784" calcext:value-type="float">
            <text:p>0.000357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035952" calcext:value-type="float">
            <text:p>0.000359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036288" calcext:value-type="float">
            <text:p>0.0003628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036456" calcext:value-type="float">
            <text:p>0.0003645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036624" calcext:value-type="float">
            <text:p>0.0003662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025" calcext:value-type="float">
            <text:p>-0.201005025</text:p>
          </table:table-cell>
        </table:table-row>
        <table:table-row table:style-name="ro1">
          <table:table-cell office:value-type="float" office:value="0.00036792" calcext:value-type="float">
            <text:p>0.000367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9045226" calcext:value-type="float">
            <text:p>-0.209045226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9045226" calcext:value-type="float">
            <text:p>-0.209045226</text:p>
          </table:table-cell>
        </table:table-row>
        <table:table-row table:style-name="ro1">
          <table:table-cell office:value-type="float" office:value="0.00037128" calcext:value-type="float">
            <text:p>0.000371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9045226" calcext:value-type="float">
            <text:p>-0.209045226</text:p>
          </table:table-cell>
        </table:table-row>
        <table:table-row table:style-name="ro1">
          <table:table-cell office:value-type="float" office:value="0.00037296" calcext:value-type="float">
            <text:p>0.000372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5125628" calcext:value-type="float">
            <text:p>-0.225125628</text:p>
          </table:table-cell>
        </table:table-row>
        <table:table-row table:style-name="ro1">
          <table:table-cell office:value-type="float" office:value="0.00037464" calcext:value-type="float">
            <text:p>0.000374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037632" calcext:value-type="float">
            <text:p>0.000376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5125628" calcext:value-type="float">
            <text:p>-0.225125628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037968" calcext:value-type="float">
            <text:p>0.000379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038136" calcext:value-type="float">
            <text:p>0.000381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9246231" calcext:value-type="float">
            <text:p>-0.249246231</text:p>
          </table:table-cell>
        </table:table-row>
        <table:table-row table:style-name="ro1">
          <table:table-cell office:value-type="float" office:value="0.00038304" calcext:value-type="float">
            <text:p>0.000383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9246231" calcext:value-type="float">
            <text:p>-0.249246231</text:p>
          </table:table-cell>
        </table:table-row>
        <table:table-row table:style-name="ro1">
          <table:table-cell office:value-type="float" office:value="0.00038472" calcext:value-type="float">
            <text:p>0.0003847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9246231" calcext:value-type="float">
            <text:p>-0.249246231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038808" calcext:value-type="float">
            <text:p>0.000388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038976" calcext:value-type="float">
            <text:p>0.000389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039144" calcext:value-type="float">
            <text:p>0.000391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65326633" calcext:value-type="float">
            <text:p>-0.265326633</text:p>
          </table:table-cell>
        </table:table-row>
        <table:table-row table:style-name="ro1">
          <table:table-cell office:value-type="float" office:value="0.00039312" calcext:value-type="float">
            <text:p>0.000393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039648" calcext:value-type="float">
            <text:p>0.000396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039816" calcext:value-type="float">
            <text:p>0.000398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035" calcext:value-type="float">
            <text:p>-0.281407035</text:p>
          </table:table-cell>
        </table:table-row>
        <table:table-row table:style-name="ro1">
          <table:table-cell office:value-type="float" office:value="0.00039984" calcext:value-type="float">
            <text:p>0.000399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035" calcext:value-type="float">
            <text:p>-0.281407035</text:p>
          </table:table-cell>
        </table:table-row>
        <table:table-row table:style-name="ro1">
          <table:table-cell office:value-type="float" office:value="0.00040152" calcext:value-type="float">
            <text:p>0.000401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040488" calcext:value-type="float">
            <text:p>0.000404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040656" calcext:value-type="float">
            <text:p>0.000406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040824" calcext:value-type="float">
            <text:p>0.0004082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040992" calcext:value-type="float">
            <text:p>0.000409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041328" calcext:value-type="float">
            <text:p>0.000413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041496" calcext:value-type="float">
            <text:p>0.000414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041664" calcext:value-type="float">
            <text:p>0.000416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041832" calcext:value-type="float">
            <text:p>0.000418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042168" calcext:value-type="float">
            <text:p>0.00042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042336" calcext:value-type="float">
            <text:p>0.00042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042504" calcext:value-type="float">
            <text:p>0.000425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042672" calcext:value-type="float">
            <text:p>0.00042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043008" calcext:value-type="float">
            <text:p>0.000430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043176" calcext:value-type="float">
            <text:p>0.000431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043344" calcext:value-type="float">
            <text:p>0.00043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043512" calcext:value-type="float">
            <text:p>0.000435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043848" calcext:value-type="float">
            <text:p>0.00043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044016" calcext:value-type="float">
            <text:p>0.00044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044184" calcext:value-type="float">
            <text:p>0.00044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044352" calcext:value-type="float">
            <text:p>0.000443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044688" calcext:value-type="float">
            <text:p>0.00044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044856" calcext:value-type="float">
            <text:p>0.00044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045024" calcext:value-type="float">
            <text:p>0.0004502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045192" calcext:value-type="float">
            <text:p>0.000451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045528" calcext:value-type="float">
            <text:p>0.000455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045696" calcext:value-type="float">
            <text:p>0.000456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045864" calcext:value-type="float">
            <text:p>0.00045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046032" calcext:value-type="float">
            <text:p>0.000460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046368" calcext:value-type="float">
            <text:p>0.00046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046536" calcext:value-type="float">
            <text:p>0.00046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046704" calcext:value-type="float">
            <text:p>0.000467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046872" calcext:value-type="float">
            <text:p>0.000468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047208" calcext:value-type="float">
            <text:p>0.000472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047376" calcext:value-type="float">
            <text:p>0.000473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047544" calcext:value-type="float">
            <text:p>0.000475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047712" calcext:value-type="float">
            <text:p>0.000477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048048" calcext:value-type="float">
            <text:p>0.000480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048216" calcext:value-type="float">
            <text:p>0.000482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048384" calcext:value-type="float">
            <text:p>0.000483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048552" calcext:value-type="float">
            <text:p>0.000485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48888" calcext:value-type="float">
            <text:p>0.000488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49056" calcext:value-type="float">
            <text:p>0.000490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49224" calcext:value-type="float">
            <text:p>0.000492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49392" calcext:value-type="float">
            <text:p>0.000493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49728" calcext:value-type="float">
            <text:p>0.000497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049896" calcext:value-type="float">
            <text:p>0.000498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050064" calcext:value-type="float">
            <text:p>0.00050064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50232" calcext:value-type="float">
            <text:p>0.00050232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050568" calcext:value-type="float">
            <text:p>0.0005056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050736" calcext:value-type="float">
            <text:p>0.0005073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050904" calcext:value-type="float">
            <text:p>0.0005090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051072" calcext:value-type="float">
            <text:p>0.00051072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051408" calcext:value-type="float">
            <text:p>0.0005140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051576" calcext:value-type="float">
            <text:p>0.0005157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051744" calcext:value-type="float">
            <text:p>0.0005174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051912" calcext:value-type="float">
            <text:p>0.00051912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65326633" calcext:value-type="float">
            <text:p>-0.265326633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49246231" calcext:value-type="float">
            <text:p>-0.249246231</text:p>
          </table:table-cell>
        </table:table-row>
        <table:table-row table:style-name="ro1">
          <table:table-cell office:value-type="float" office:value="0.00052248" calcext:value-type="float">
            <text:p>0.0005224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052416" calcext:value-type="float">
            <text:p>0.0005241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25125628" calcext:value-type="float">
            <text:p>-0.225125628</text:p>
          </table:table-cell>
        </table:table-row>
        <table:table-row table:style-name="ro1">
          <table:table-cell office:value-type="float" office:value="0.00052584" calcext:value-type="float">
            <text:p>0.0005258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052752" calcext:value-type="float">
            <text:p>0.0005275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201005025" calcext:value-type="float">
            <text:p>-0.201005025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053088" calcext:value-type="float">
            <text:p>0.0005308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053256" calcext:value-type="float">
            <text:p>0.0005325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68844221" calcext:value-type="float">
            <text:p>-0.168844221</text:p>
          </table:table-cell>
        </table:table-row>
        <table:table-row table:style-name="ro1">
          <table:table-cell office:value-type="float" office:value="0.00053424" calcext:value-type="float">
            <text:p>0.0005342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053592" calcext:value-type="float">
            <text:p>0.0005359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053928" calcext:value-type="float">
            <text:p>0.0005392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054096" calcext:value-type="float">
            <text:p>0.0005409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054264" calcext:value-type="float">
            <text:p>0.0005426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12562814" calcext:value-type="float">
            <text:p>-0.112562814</text:p>
          </table:table-cell>
        </table:table-row>
        <table:table-row table:style-name="ro1">
          <table:table-cell office:value-type="float" office:value="0.00054432" calcext:value-type="float">
            <text:p>0.0005443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0054768" calcext:value-type="float">
            <text:p>0.0005476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054936" calcext:value-type="float">
            <text:p>0.000549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055104" calcext:value-type="float">
            <text:p>0.000551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55272" calcext:value-type="float">
            <text:p>0.000552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55608" calcext:value-type="float">
            <text:p>0.0005560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55776" calcext:value-type="float">
            <text:p>0.000557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55944" calcext:value-type="float">
            <text:p>0.000559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56112" calcext:value-type="float">
            <text:p>0.000561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56448" calcext:value-type="float">
            <text:p>0.0005644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6616" calcext:value-type="float">
            <text:p>0.0005661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56784" calcext:value-type="float">
            <text:p>0.0005678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56952" calcext:value-type="float">
            <text:p>0.0005695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57288" calcext:value-type="float">
            <text:p>0.0005728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57456" calcext:value-type="float">
            <text:p>0.0005745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57624" calcext:value-type="float">
            <text:p>0.000576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57792" calcext:value-type="float">
            <text:p>0.00057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58128" calcext:value-type="float">
            <text:p>0.0005812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58296" calcext:value-type="float">
            <text:p>0.000582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58464" calcext:value-type="float">
            <text:p>0.00058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58632" calcext:value-type="float">
            <text:p>0.000586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58968" calcext:value-type="float">
            <text:p>0.000589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59136" calcext:value-type="float">
            <text:p>0.000591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59304" calcext:value-type="float">
            <text:p>0.000593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59472" calcext:value-type="float">
            <text:p>0.000594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59808" calcext:value-type="float">
            <text:p>0.000598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59976" calcext:value-type="float">
            <text:p>0.000599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60144" calcext:value-type="float">
            <text:p>0.000601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60312" calcext:value-type="float">
            <text:p>0.000603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60648" calcext:value-type="float">
            <text:p>0.000606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60816" calcext:value-type="float">
            <text:p>0.000608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060984" calcext:value-type="float">
            <text:p>0.000609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61152" calcext:value-type="float">
            <text:p>0.000611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061488" calcext:value-type="float">
            <text:p>0.000614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061656" calcext:value-type="float">
            <text:p>0.000616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061824" calcext:value-type="float">
            <text:p>0.000618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061992" calcext:value-type="float">
            <text:p>0.000619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62328" calcext:value-type="float">
            <text:p>0.000623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62496" calcext:value-type="float">
            <text:p>0.000624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62664" calcext:value-type="float">
            <text:p>0.000626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62832" calcext:value-type="float">
            <text:p>0.000628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63168" calcext:value-type="float">
            <text:p>0.000631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63336" calcext:value-type="float">
            <text:p>0.000633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63504" calcext:value-type="float">
            <text:p>0.000635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63672" calcext:value-type="float">
            <text:p>0.000636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64008" calcext:value-type="float">
            <text:p>0.000640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64176" calcext:value-type="float">
            <text:p>0.000641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64344" calcext:value-type="float">
            <text:p>0.000643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64512" calcext:value-type="float">
            <text:p>0.000645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64848" calcext:value-type="float">
            <text:p>0.000648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65016" calcext:value-type="float">
            <text:p>0.000650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65184" calcext:value-type="float">
            <text:p>0.000651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65352" calcext:value-type="float">
            <text:p>0.000653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65688" calcext:value-type="float">
            <text:p>0.000656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65856" calcext:value-type="float">
            <text:p>0.000658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66024" calcext:value-type="float">
            <text:p>0.000660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66192" calcext:value-type="float">
            <text:p>0.000661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66528" calcext:value-type="float">
            <text:p>0.000665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66696" calcext:value-type="float">
            <text:p>0.000666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66864" calcext:value-type="float">
            <text:p>0.000668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67032" calcext:value-type="float">
            <text:p>0.000670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67368" calcext:value-type="float">
            <text:p>0.000673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67536" calcext:value-type="float">
            <text:p>0.000675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67704" calcext:value-type="float">
            <text:p>0.000677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67872" calcext:value-type="float">
            <text:p>0.000678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68208" calcext:value-type="float">
            <text:p>0.000682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68376" calcext:value-type="float">
            <text:p>0.000683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68544" calcext:value-type="float">
            <text:p>0.000685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68712" calcext:value-type="float">
            <text:p>0.000687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69048" calcext:value-type="float">
            <text:p>0.000690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69216" calcext:value-type="float">
            <text:p>0.000692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69384" calcext:value-type="float">
            <text:p>0.000693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69552" calcext:value-type="float">
            <text:p>0.000695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69888" calcext:value-type="float">
            <text:p>0.000698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70056" calcext:value-type="float">
            <text:p>0.000700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70224" calcext:value-type="float">
            <text:p>0.000702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70392" calcext:value-type="float">
            <text:p>0.000703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70728" calcext:value-type="float">
            <text:p>0.000707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70896" calcext:value-type="float">
            <text:p>0.000708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71064" calcext:value-type="float">
            <text:p>0.000710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71232" calcext:value-type="float">
            <text:p>0.000712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71568" calcext:value-type="float">
            <text:p>0.000715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71736" calcext:value-type="float">
            <text:p>0.000717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71904" calcext:value-type="float">
            <text:p>0.000719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72072" calcext:value-type="float">
            <text:p>0.000720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72408" calcext:value-type="float">
            <text:p>0.000724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72576" calcext:value-type="float">
            <text:p>0.000725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72744" calcext:value-type="float">
            <text:p>0.000727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72912" calcext:value-type="float">
            <text:p>0.000729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73248" calcext:value-type="float">
            <text:p>0.00073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73416" calcext:value-type="float">
            <text:p>0.000734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73584" calcext:value-type="float">
            <text:p>0.000735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73752" calcext:value-type="float">
            <text:p>0.000737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74088" calcext:value-type="float">
            <text:p>0.000740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74256" calcext:value-type="float">
            <text:p>0.00074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74424" calcext:value-type="float">
            <text:p>0.00074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74592" calcext:value-type="float">
            <text:p>0.000745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74928" calcext:value-type="float">
            <text:p>0.000749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75096" calcext:value-type="float">
            <text:p>0.00075096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75264" calcext:value-type="float">
            <text:p>0.00075264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75432" calcext:value-type="float">
            <text:p>0.00075432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75768" calcext:value-type="float">
            <text:p>0.0007576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75936" calcext:value-type="float">
            <text:p>0.0007593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76104" calcext:value-type="float">
            <text:p>0.00076104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76272" calcext:value-type="float">
            <text:p>0.00076272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76608" calcext:value-type="float">
            <text:p>0.0007660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76776" calcext:value-type="float">
            <text:p>0.0007677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76944" calcext:value-type="float">
            <text:p>0.0007694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77112" calcext:value-type="float">
            <text:p>0.0007711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77448" calcext:value-type="float">
            <text:p>0.0007744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77616" calcext:value-type="float">
            <text:p>0.0007761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77784" calcext:value-type="float">
            <text:p>0.0007778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077952" calcext:value-type="float">
            <text:p>0.0007795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078288" calcext:value-type="float">
            <text:p>0.00078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78456" calcext:value-type="float">
            <text:p>0.000784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78624" calcext:value-type="float">
            <text:p>0.00078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78792" calcext:value-type="float">
            <text:p>0.000787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79128" calcext:value-type="float">
            <text:p>0.000791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79296" calcext:value-type="float">
            <text:p>0.000792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79464" calcext:value-type="float">
            <text:p>0.000794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79632" calcext:value-type="float">
            <text:p>0.000796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79968" calcext:value-type="float">
            <text:p>0.00079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80136" calcext:value-type="float">
            <text:p>0.00080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80304" calcext:value-type="float">
            <text:p>0.000803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80472" calcext:value-type="float">
            <text:p>0.000804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80808" calcext:value-type="float">
            <text:p>0.000808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80976" calcext:value-type="float">
            <text:p>0.000809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81144" calcext:value-type="float">
            <text:p>0.000811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81312" calcext:value-type="float">
            <text:p>0.000813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81648" calcext:value-type="float">
            <text:p>0.000816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81816" calcext:value-type="float">
            <text:p>0.000818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81984" calcext:value-type="float">
            <text:p>0.000819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82152" calcext:value-type="float">
            <text:p>0.000821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82488" calcext:value-type="float">
            <text:p>0.000824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82656" calcext:value-type="float">
            <text:p>0.000826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82824" calcext:value-type="float">
            <text:p>0.0008282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82992" calcext:value-type="float">
            <text:p>0.000829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083328" calcext:value-type="float">
            <text:p>0.000833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0083496" calcext:value-type="float">
            <text:p>0.000834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0083664" calcext:value-type="float">
            <text:p>0.000836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04522613" calcext:value-type="float">
            <text:p>-0.104522613</text:p>
          </table:table-cell>
        </table:table-row>
        <table:table-row table:style-name="ro1">
          <table:table-cell office:value-type="float" office:value="0.00083832" calcext:value-type="float">
            <text:p>0.000838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04522613" calcext:value-type="float">
            <text:p>-0.104522613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084168" calcext:value-type="float">
            <text:p>0.000841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084336" calcext:value-type="float">
            <text:p>0.00084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084504" calcext:value-type="float">
            <text:p>0.000845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084672" calcext:value-type="float">
            <text:p>0.0008467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085008" calcext:value-type="float">
            <text:p>0.000850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52763819" calcext:value-type="float">
            <text:p>-0.152763819</text:p>
          </table:table-cell>
        </table:table-row>
        <table:table-row table:style-name="ro1">
          <table:table-cell office:value-type="float" office:value="0.00085176" calcext:value-type="float">
            <text:p>0.000851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085344" calcext:value-type="float">
            <text:p>0.000853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085512" calcext:value-type="float">
            <text:p>0.000855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8844221" calcext:value-type="float">
            <text:p>-0.168844221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085848" calcext:value-type="float">
            <text:p>0.000858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086016" calcext:value-type="float">
            <text:p>0.0008601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086184" calcext:value-type="float">
            <text:p>0.000861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086352" calcext:value-type="float">
            <text:p>0.000863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025" calcext:value-type="float">
            <text:p>-0.201005025</text:p>
          </table:table-cell>
        </table:table-row>
        <table:table-row table:style-name="ro1">
          <table:table-cell office:value-type="float" office:value="0.00086688" calcext:value-type="float">
            <text:p>0.0008668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025" calcext:value-type="float">
            <text:p>-0.201005025</text:p>
          </table:table-cell>
        </table:table-row>
        <table:table-row table:style-name="ro1">
          <table:table-cell office:value-type="float" office:value="0.00086856" calcext:value-type="float">
            <text:p>0.0008685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9045226" calcext:value-type="float">
            <text:p>-0.209045226</text:p>
          </table:table-cell>
        </table:table-row>
        <table:table-row table:style-name="ro1">
          <table:table-cell office:value-type="float" office:value="0.00087024" calcext:value-type="float">
            <text:p>0.0008702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9045226" calcext:value-type="float">
            <text:p>-0.209045226</text:p>
          </table:table-cell>
        </table:table-row>
        <table:table-row table:style-name="ro1">
          <table:table-cell office:value-type="float" office:value="0.00087192" calcext:value-type="float">
            <text:p>0.000871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087528" calcext:value-type="float">
            <text:p>0.000875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087696" calcext:value-type="float">
            <text:p>0.000876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5125628" calcext:value-type="float">
            <text:p>-0.225125628</text:p>
          </table:table-cell>
        </table:table-row>
        <table:table-row table:style-name="ro1">
          <table:table-cell office:value-type="float" office:value="0.00087864" calcext:value-type="float">
            <text:p>0.000878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088032" calcext:value-type="float">
            <text:p>0.000880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088368" calcext:value-type="float">
            <text:p>0.000883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9246231" calcext:value-type="float">
            <text:p>-0.249246231</text:p>
          </table:table-cell>
        </table:table-row>
        <table:table-row table:style-name="ro1">
          <table:table-cell office:value-type="float" office:value="0.00088536" calcext:value-type="float">
            <text:p>0.00088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088704" calcext:value-type="float">
            <text:p>0.000887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088872" calcext:value-type="float">
            <text:p>0.0008887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089208" calcext:value-type="float">
            <text:p>0.000892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089376" calcext:value-type="float">
            <text:p>0.000893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089544" calcext:value-type="float">
            <text:p>0.000895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089712" calcext:value-type="float">
            <text:p>0.000897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035" calcext:value-type="float">
            <text:p>-0.281407035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035" calcext:value-type="float">
            <text:p>-0.281407035</text:p>
          </table:table-cell>
        </table:table-row>
        <table:table-row table:style-name="ro1">
          <table:table-cell office:value-type="float" office:value="0.00090048" calcext:value-type="float">
            <text:p>0.000900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090216" calcext:value-type="float">
            <text:p>0.000902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090384" calcext:value-type="float">
            <text:p>0.000903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090552" calcext:value-type="float">
            <text:p>0.000905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090888" calcext:value-type="float">
            <text:p>0.0009088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091056" calcext:value-type="float">
            <text:p>0.000910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05527638" calcext:value-type="float">
            <text:p>-0.305527638</text:p>
          </table:table-cell>
        </table:table-row>
        <table:table-row table:style-name="ro1">
          <table:table-cell office:value-type="float" office:value="0.00091224" calcext:value-type="float">
            <text:p>0.0009122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091392" calcext:value-type="float">
            <text:p>0.000913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091728" calcext:value-type="float">
            <text:p>0.000917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091896" calcext:value-type="float">
            <text:p>0.000918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092064" calcext:value-type="float">
            <text:p>0.000920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092232" calcext:value-type="float">
            <text:p>0.000922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092568" calcext:value-type="float">
            <text:p>0.000925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092736" calcext:value-type="float">
            <text:p>0.000927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092904" calcext:value-type="float">
            <text:p>0.000929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093072" calcext:value-type="float">
            <text:p>0.000930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093408" calcext:value-type="float">
            <text:p>0.000934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093576" calcext:value-type="float">
            <text:p>0.000935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093744" calcext:value-type="float">
            <text:p>0.000937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093912" calcext:value-type="float">
            <text:p>0.000939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094248" calcext:value-type="float">
            <text:p>0.000942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094416" calcext:value-type="float">
            <text:p>0.0009441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094584" calcext:value-type="float">
            <text:p>0.000945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094752" calcext:value-type="float">
            <text:p>0.000947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095088" calcext:value-type="float">
            <text:p>0.000950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095256" calcext:value-type="float">
            <text:p>0.0009525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095424" calcext:value-type="float">
            <text:p>0.000954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095592" calcext:value-type="float">
            <text:p>0.000955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095928" calcext:value-type="float">
            <text:p>0.000959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096096" calcext:value-type="float">
            <text:p>0.000960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096264" calcext:value-type="float">
            <text:p>0.000962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096432" calcext:value-type="float">
            <text:p>0.000964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096768" calcext:value-type="float">
            <text:p>0.000967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096936" calcext:value-type="float">
            <text:p>0.000969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097104" calcext:value-type="float">
            <text:p>0.000971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097272" calcext:value-type="float">
            <text:p>0.000972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097608" calcext:value-type="float">
            <text:p>0.000976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097776" calcext:value-type="float">
            <text:p>0.000977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097944" calcext:value-type="float">
            <text:p>0.000979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098112" calcext:value-type="float">
            <text:p>0.000981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098448" calcext:value-type="float">
            <text:p>0.000984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98616" calcext:value-type="float">
            <text:p>0.000986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098784" calcext:value-type="float">
            <text:p>0.000987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98952" calcext:value-type="float">
            <text:p>0.000989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99288" calcext:value-type="float">
            <text:p>0.000992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99456" calcext:value-type="float">
            <text:p>0.000994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99624" calcext:value-type="float">
            <text:p>0.000996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99792" calcext:value-type="float">
            <text:p>0.000997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100128" calcext:value-type="float">
            <text:p>0.00100128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100296" calcext:value-type="float">
            <text:p>0.00100296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00464" calcext:value-type="float">
            <text:p>0.0010046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100632" calcext:value-type="float">
            <text:p>0.00100632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100968" calcext:value-type="float">
            <text:p>0.0010096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101136" calcext:value-type="float">
            <text:p>0.0010113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101304" calcext:value-type="float">
            <text:p>0.0010130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05527638" calcext:value-type="float">
            <text:p>-0.305527638</text:p>
          </table:table-cell>
        </table:table-row>
        <table:table-row table:style-name="ro1">
          <table:table-cell office:value-type="float" office:value="0.00101472" calcext:value-type="float">
            <text:p>0.00101472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81407035" calcext:value-type="float">
            <text:p>-0.281407035</text:p>
          </table:table-cell>
        </table:table-row>
        <table:table-row table:style-name="ro1">
          <table:table-cell office:value-type="float" office:value="0.00101808" calcext:value-type="float">
            <text:p>0.0010180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265326633" calcext:value-type="float">
            <text:p>-0.265326633</text:p>
          </table:table-cell>
        </table:table-row>
        <table:table-row table:style-name="ro1">
          <table:table-cell office:value-type="float" office:value="0.00101976" calcext:value-type="float">
            <text:p>0.0010197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102144" calcext:value-type="float">
            <text:p>0.0010214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249246231" calcext:value-type="float">
            <text:p>-0.249246231</text:p>
          </table:table-cell>
        </table:table-row>
        <table:table-row table:style-name="ro1">
          <table:table-cell office:value-type="float" office:value="0.00102312" calcext:value-type="float">
            <text:p>0.00102312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25125628" calcext:value-type="float">
            <text:p>-0.225125628</text:p>
          </table:table-cell>
        </table:table-row>
        <table:table-row table:style-name="ro1">
          <table:table-cell office:value-type="float" office:value="0.00102648" calcext:value-type="float">
            <text:p>0.0010264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102816" calcext:value-type="float">
            <text:p>0.0010281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01005025" calcext:value-type="float">
            <text:p>-0.201005025</text:p>
          </table:table-cell>
        </table:table-row>
        <table:table-row table:style-name="ro1">
          <table:table-cell office:value-type="float" office:value="0.00102984" calcext:value-type="float">
            <text:p>0.0010298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103152" calcext:value-type="float">
            <text:p>0.0010315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103488" calcext:value-type="float">
            <text:p>0.0010348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103656" calcext:value-type="float">
            <text:p>0.0010365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103824" calcext:value-type="float">
            <text:p>0.0010382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103992" calcext:value-type="float">
            <text:p>0.0010399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104328" calcext:value-type="float">
            <text:p>0.0010432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04522613" calcext:value-type="float">
            <text:p>-0.104522613</text:p>
          </table:table-cell>
        </table:table-row>
        <table:table-row table:style-name="ro1">
          <table:table-cell office:value-type="float" office:value="0.00104496" calcext:value-type="float">
            <text:p>0.0010449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0104664" calcext:value-type="float">
            <text:p>0.0010466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0104832" calcext:value-type="float">
            <text:p>0.001048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05168" calcext:value-type="float">
            <text:p>0.001051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05336" calcext:value-type="float">
            <text:p>0.001053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05504" calcext:value-type="float">
            <text:p>0.0010550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05672" calcext:value-type="float">
            <text:p>0.0010567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106008" calcext:value-type="float">
            <text:p>0.0010600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106176" calcext:value-type="float">
            <text:p>0.001061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06344" calcext:value-type="float">
            <text:p>0.0010634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6512" calcext:value-type="float">
            <text:p>0.001065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06848" calcext:value-type="float">
            <text:p>0.001068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07016" calcext:value-type="float">
            <text:p>0.001070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07184" calcext:value-type="float">
            <text:p>0.001071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07352" calcext:value-type="float">
            <text:p>0.001073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07688" calcext:value-type="float">
            <text:p>0.001076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107856" calcext:value-type="float">
            <text:p>0.0010785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108024" calcext:value-type="float">
            <text:p>0.001080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108192" calcext:value-type="float">
            <text:p>0.0010819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108528" calcext:value-type="float">
            <text:p>0.001085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108696" calcext:value-type="float">
            <text:p>0.001086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108864" calcext:value-type="float">
            <text:p>0.0010886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109032" calcext:value-type="float">
            <text:p>0.001090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109368" calcext:value-type="float">
            <text:p>0.001093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109536" calcext:value-type="float">
            <text:p>0.001095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109704" calcext:value-type="float">
            <text:p>0.001097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109872" calcext:value-type="float">
            <text:p>0.001098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110208" calcext:value-type="float">
            <text:p>0.001102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110376" calcext:value-type="float">
            <text:p>0.001103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110544" calcext:value-type="float">
            <text:p>0.001105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110712" calcext:value-type="float">
            <text:p>0.001107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111048" calcext:value-type="float">
            <text:p>0.001110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111216" calcext:value-type="float">
            <text:p>0.001112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111384" calcext:value-type="float">
            <text:p>0.001113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111552" calcext:value-type="float">
            <text:p>0.001115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111888" calcext:value-type="float">
            <text:p>0.001118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112056" calcext:value-type="float">
            <text:p>0.001120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112224" calcext:value-type="float">
            <text:p>0.001122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112392" calcext:value-type="float">
            <text:p>0.001123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112728" calcext:value-type="float">
            <text:p>0.001127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112896" calcext:value-type="float">
            <text:p>0.001128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113064" calcext:value-type="float">
            <text:p>0.001130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113232" calcext:value-type="float">
            <text:p>0.001132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113568" calcext:value-type="float">
            <text:p>0.001135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113736" calcext:value-type="float">
            <text:p>0.001137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113904" calcext:value-type="float">
            <text:p>0.001139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114072" calcext:value-type="float">
            <text:p>0.001140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114408" calcext:value-type="float">
            <text:p>0.001144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114576" calcext:value-type="float">
            <text:p>0.001145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114744" calcext:value-type="float">
            <text:p>0.001147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114912" calcext:value-type="float">
            <text:p>0.001149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115248" calcext:value-type="float">
            <text:p>0.00115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115416" calcext:value-type="float">
            <text:p>0.001154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115584" calcext:value-type="float">
            <text:p>0.001155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115752" calcext:value-type="float">
            <text:p>0.001157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116088" calcext:value-type="float">
            <text:p>0.001160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116256" calcext:value-type="float">
            <text:p>0.00116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116424" calcext:value-type="float">
            <text:p>0.00116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116592" calcext:value-type="float">
            <text:p>0.001165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116928" calcext:value-type="float">
            <text:p>0.001169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117096" calcext:value-type="float">
            <text:p>0.001170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117264" calcext:value-type="float">
            <text:p>0.001172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117432" calcext:value-type="float">
            <text:p>0.001174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117768" calcext:value-type="float">
            <text:p>0.001177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117936" calcext:value-type="float">
            <text:p>0.001179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118104" calcext:value-type="float">
            <text:p>0.001181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118272" calcext:value-type="float">
            <text:p>0.001182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118608" calcext:value-type="float">
            <text:p>0.001186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118776" calcext:value-type="float">
            <text:p>0.001187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118944" calcext:value-type="float">
            <text:p>0.001189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119112" calcext:value-type="float">
            <text:p>0.001191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119448" calcext:value-type="float">
            <text:p>0.001194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119616" calcext:value-type="float">
            <text:p>0.001196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119784" calcext:value-type="float">
            <text:p>0.001197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119952" calcext:value-type="float">
            <text:p>0.001199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120288" calcext:value-type="float">
            <text:p>0.001202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120456" calcext:value-type="float">
            <text:p>0.001204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120624" calcext:value-type="float">
            <text:p>0.001206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120792" calcext:value-type="float">
            <text:p>0.001207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121128" calcext:value-type="float">
            <text:p>0.001211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121296" calcext:value-type="float">
            <text:p>0.001212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121464" calcext:value-type="float">
            <text:p>0.001214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121632" calcext:value-type="float">
            <text:p>0.001216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121968" calcext:value-type="float">
            <text:p>0.001219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122136" calcext:value-type="float">
            <text:p>0.001221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22304" calcext:value-type="float">
            <text:p>0.001223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22472" calcext:value-type="float">
            <text:p>0.001224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22808" calcext:value-type="float">
            <text:p>0.001228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22976" calcext:value-type="float">
            <text:p>0.001229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23144" calcext:value-type="float">
            <text:p>0.001231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23312" calcext:value-type="float">
            <text:p>0.001233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23648" calcext:value-type="float">
            <text:p>0.001236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123816" calcext:value-type="float">
            <text:p>0.001238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123984" calcext:value-type="float">
            <text:p>0.001239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124152" calcext:value-type="float">
            <text:p>0.001241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124488" calcext:value-type="float">
            <text:p>0.001244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124656" calcext:value-type="float">
            <text:p>0.001246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124824" calcext:value-type="float">
            <text:p>0.001248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124992" calcext:value-type="float">
            <text:p>0.001249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125328" calcext:value-type="float">
            <text:p>0.0012532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125496" calcext:value-type="float">
            <text:p>0.0012549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125664" calcext:value-type="float">
            <text:p>0.0012566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125832" calcext:value-type="float">
            <text:p>0.0012583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126168" calcext:value-type="float">
            <text:p>0.0012616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126336" calcext:value-type="float">
            <text:p>0.0012633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126504" calcext:value-type="float">
            <text:p>0.0012650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126672" calcext:value-type="float">
            <text:p>0.00126672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127008" calcext:value-type="float">
            <text:p>0.0012700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127176" calcext:value-type="float">
            <text:p>0.0012717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127344" calcext:value-type="float">
            <text:p>0.0012734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127512" calcext:value-type="float">
            <text:p>0.0012751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127848" calcext:value-type="float">
            <text:p>0.00127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128016" calcext:value-type="float">
            <text:p>0.00128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128184" calcext:value-type="float">
            <text:p>0.00128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128352" calcext:value-type="float">
            <text:p>0.00128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128688" calcext:value-type="float">
            <text:p>0.00128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128856" calcext:value-type="float">
            <text:p>0.00128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129024" calcext:value-type="float">
            <text:p>0.00129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129192" calcext:value-type="float">
            <text:p>0.00129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129528" calcext:value-type="float">
            <text:p>0.00129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129696" calcext:value-type="float">
            <text:p>0.00129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129864" calcext:value-type="float">
            <text:p>0.00129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130032" calcext:value-type="float">
            <text:p>0.00130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130368" calcext:value-type="float">
            <text:p>0.001303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30536" calcext:value-type="float">
            <text:p>0.001305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30704" calcext:value-type="float">
            <text:p>0.00130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30872" calcext:value-type="float">
            <text:p>0.001308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31208" calcext:value-type="float">
            <text:p>0.00131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31376" calcext:value-type="float">
            <text:p>0.00131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31544" calcext:value-type="float">
            <text:p>0.001315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131712" calcext:value-type="float">
            <text:p>0.001317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132048" calcext:value-type="float">
            <text:p>0.001320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32216" calcext:value-type="float">
            <text:p>0.0013221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32384" calcext:value-type="float">
            <text:p>0.001323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32552" calcext:value-type="float">
            <text:p>0.00132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32888" calcext:value-type="float">
            <text:p>0.00132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133056" calcext:value-type="float">
            <text:p>0.001330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133224" calcext:value-type="float">
            <text:p>0.001332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133392" calcext:value-type="float">
            <text:p>0.001333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0133728" calcext:value-type="float">
            <text:p>0.001337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04522613" calcext:value-type="float">
            <text:p>-0.104522613</text:p>
          </table:table-cell>
        </table:table-row>
        <table:table-row table:style-name="ro1">
          <table:table-cell office:value-type="float" office:value="0.00133896" calcext:value-type="float">
            <text:p>0.001338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12562814" calcext:value-type="float">
            <text:p>-0.112562814</text:p>
          </table:table-cell>
        </table:table-row>
        <table:table-row table:style-name="ro1">
          <table:table-cell office:value-type="float" office:value="0.00134064" calcext:value-type="float">
            <text:p>0.001340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134232" calcext:value-type="float">
            <text:p>0.001342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134568" calcext:value-type="float">
            <text:p>0.001345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134736" calcext:value-type="float">
            <text:p>0.001347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134904" calcext:value-type="float">
            <text:p>0.001349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135072" calcext:value-type="float">
            <text:p>0.001350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135408" calcext:value-type="float">
            <text:p>0.001354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8844221" calcext:value-type="float">
            <text:p>-0.168844221</text:p>
          </table:table-cell>
        </table:table-row>
        <table:table-row table:style-name="ro1">
          <table:table-cell office:value-type="float" office:value="0.00135576" calcext:value-type="float">
            <text:p>0.001355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8844221" calcext:value-type="float">
            <text:p>-0.168844221</text:p>
          </table:table-cell>
        </table:table-row>
        <table:table-row table:style-name="ro1">
          <table:table-cell office:value-type="float" office:value="0.00135744" calcext:value-type="float">
            <text:p>0.001357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135912" calcext:value-type="float">
            <text:p>0.001359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136248" calcext:value-type="float">
            <text:p>0.001362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136416" calcext:value-type="float">
            <text:p>0.0013641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136584" calcext:value-type="float">
            <text:p>0.001365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136752" calcext:value-type="float">
            <text:p>0.001367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025" calcext:value-type="float">
            <text:p>-0.201005025</text:p>
          </table:table-cell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9045226" calcext:value-type="float">
            <text:p>-0.209045226</text:p>
          </table:table-cell>
        </table:table-row>
        <table:table-row table:style-name="ro1">
          <table:table-cell office:value-type="float" office:value="0.00137088" calcext:value-type="float">
            <text:p>0.0013708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137256" calcext:value-type="float">
            <text:p>0.001372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137424" calcext:value-type="float">
            <text:p>0.0013742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5125628" calcext:value-type="float">
            <text:p>-0.225125628</text:p>
          </table:table-cell>
        </table:table-row>
        <table:table-row table:style-name="ro1">
          <table:table-cell office:value-type="float" office:value="0.00137592" calcext:value-type="float">
            <text:p>0.001375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5125628" calcext:value-type="float">
            <text:p>-0.225125628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137928" calcext:value-type="float">
            <text:p>0.001379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138096" calcext:value-type="float">
            <text:p>0.001380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138264" calcext:value-type="float">
            <text:p>0.001382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9246231" calcext:value-type="float">
            <text:p>-0.249246231</text:p>
          </table:table-cell>
        </table:table-row>
        <table:table-row table:style-name="ro1">
          <table:table-cell office:value-type="float" office:value="0.00138432" calcext:value-type="float">
            <text:p>0.001384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9246231" calcext:value-type="float">
            <text:p>-0.249246231</text:p>
          </table:table-cell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9246231" calcext:value-type="float">
            <text:p>-0.249246231</text:p>
          </table:table-cell>
        </table:table-row>
        <table:table-row table:style-name="ro1">
          <table:table-cell office:value-type="float" office:value="0.00138768" calcext:value-type="float">
            <text:p>0.001387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138936" calcext:value-type="float">
            <text:p>0.001389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65326633" calcext:value-type="float">
            <text:p>-0.265326633</text:p>
          </table:table-cell>
        </table:table-row>
        <table:table-row table:style-name="ro1">
          <table:table-cell office:value-type="float" office:value="0.00139104" calcext:value-type="float">
            <text:p>0.001391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65326633" calcext:value-type="float">
            <text:p>-0.265326633</text:p>
          </table:table-cell>
        </table:table-row>
        <table:table-row table:style-name="ro1">
          <table:table-cell office:value-type="float" office:value="0.00139272" calcext:value-type="float">
            <text:p>0.001392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5326633" calcext:value-type="float">
            <text:p>-0.265326633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139608" calcext:value-type="float">
            <text:p>0.001396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139776" calcext:value-type="float">
            <text:p>0.001397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139944" calcext:value-type="float">
            <text:p>0.001399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035" calcext:value-type="float">
            <text:p>-0.281407035</text:p>
          </table:table-cell>
        </table:table-row>
        <table:table-row table:style-name="ro1">
          <table:table-cell office:value-type="float" office:value="0.00140112" calcext:value-type="float">
            <text:p>0.001401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140448" calcext:value-type="float">
            <text:p>0.001404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140616" calcext:value-type="float">
            <text:p>0.0014061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140784" calcext:value-type="float">
            <text:p>0.001407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140952" calcext:value-type="float">
            <text:p>0.001409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05527638" calcext:value-type="float">
            <text:p>-0.305527638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05527638" calcext:value-type="float">
            <text:p>-0.305527638</text:p>
          </table:table-cell>
        </table:table-row>
        <table:table-row table:style-name="ro1">
          <table:table-cell office:value-type="float" office:value="0.00141288" calcext:value-type="float">
            <text:p>0.001412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141456" calcext:value-type="float">
            <text:p>0.001414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141624" calcext:value-type="float">
            <text:p>0.0014162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141792" calcext:value-type="float">
            <text:p>0.001417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142128" calcext:value-type="float">
            <text:p>0.001421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142296" calcext:value-type="float">
            <text:p>0.001422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142464" calcext:value-type="float">
            <text:p>0.001424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142632" calcext:value-type="float">
            <text:p>0.001426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142968" calcext:value-type="float">
            <text:p>0.001429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143136" calcext:value-type="float">
            <text:p>0.001431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143304" calcext:value-type="float">
            <text:p>0.001433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143472" calcext:value-type="float">
            <text:p>0.001434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143808" calcext:value-type="float">
            <text:p>0.001438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143976" calcext:value-type="float">
            <text:p>0.001439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144144" calcext:value-type="float">
            <text:p>0.001441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144312" calcext:value-type="float">
            <text:p>0.001443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144648" calcext:value-type="float">
            <text:p>0.001446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144816" calcext:value-type="float">
            <text:p>0.001448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144984" calcext:value-type="float">
            <text:p>0.001449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145152" calcext:value-type="float">
            <text:p>0.001451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145488" calcext:value-type="float">
            <text:p>0.001454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145656" calcext:value-type="float">
            <text:p>0.001456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145824" calcext:value-type="float">
            <text:p>0.001458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145992" calcext:value-type="float">
            <text:p>0.001459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146328" calcext:value-type="float">
            <text:p>0.001463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146496" calcext:value-type="float">
            <text:p>0.001464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146664" calcext:value-type="float">
            <text:p>0.001466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146832" calcext:value-type="float">
            <text:p>0.001468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147168" calcext:value-type="float">
            <text:p>0.00147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47336" calcext:value-type="float">
            <text:p>0.00147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47504" calcext:value-type="float">
            <text:p>0.001475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47672" calcext:value-type="float">
            <text:p>0.00147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48008" calcext:value-type="float">
            <text:p>0.001480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148176" calcext:value-type="float">
            <text:p>0.001481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148344" calcext:value-type="float">
            <text:p>0.001483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48512" calcext:value-type="float">
            <text:p>0.00148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148848" calcext:value-type="float">
            <text:p>0.00148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149016" calcext:value-type="float">
            <text:p>0.00149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149184" calcext:value-type="float">
            <text:p>0.00149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149352" calcext:value-type="float">
            <text:p>0.001493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149688" calcext:value-type="float">
            <text:p>0.00149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149856" calcext:value-type="float">
            <text:p>0.00149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150024" calcext:value-type="float">
            <text:p>0.0015002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418090452" calcext:value-type="float">
            <text:p>-0.418090452</text:p>
          </table:table-cell>
        </table:table-row>
        <table:table-row table:style-name="ro1">
          <table:table-cell office:value-type="float" office:value="0.00150192" calcext:value-type="float">
            <text:p>0.00150192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150528" calcext:value-type="float">
            <text:p>0.0015052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150696" calcext:value-type="float">
            <text:p>0.0015069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150864" calcext:value-type="float">
            <text:p>0.00150864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151032" calcext:value-type="float">
            <text:p>0.00151032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151368" calcext:value-type="float">
            <text:p>0.0015136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151536" calcext:value-type="float">
            <text:p>0.0015153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151704" calcext:value-type="float">
            <text:p>0.0015170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81407035" calcext:value-type="float">
            <text:p>-0.281407035</text:p>
          </table:table-cell>
        </table:table-row>
        <table:table-row table:style-name="ro1">
          <table:table-cell office:value-type="float" office:value="0.00151872" calcext:value-type="float">
            <text:p>0.0015187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265326633" calcext:value-type="float">
            <text:p>-0.265326633</text:p>
          </table:table-cell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152208" calcext:value-type="float">
            <text:p>0.0015220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152376" calcext:value-type="float">
            <text:p>0.0015237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25125628" calcext:value-type="float">
            <text:p>-0.225125628</text:p>
          </table:table-cell>
        </table:table-row>
        <table:table-row table:style-name="ro1">
          <table:table-cell office:value-type="float" office:value="0.00152544" calcext:value-type="float">
            <text:p>0.0015254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152712" calcext:value-type="float">
            <text:p>0.0015271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209045226" calcext:value-type="float">
            <text:p>-0.209045226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153048" calcext:value-type="float">
            <text:p>0.0015304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153216" calcext:value-type="float">
            <text:p>0.0015321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153384" calcext:value-type="float">
            <text:p>0.0015338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153552" calcext:value-type="float">
            <text:p>0.0015355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52763819" calcext:value-type="float">
            <text:p>-0.152763819</text:p>
          </table:table-cell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153888" calcext:value-type="float">
            <text:p>0.0015388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154056" calcext:value-type="float">
            <text:p>0.0015405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154224" calcext:value-type="float">
            <text:p>0.0015422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12562814" calcext:value-type="float">
            <text:p>-0.112562814</text:p>
          </table:table-cell>
        </table:table-row>
        <table:table-row table:style-name="ro1">
          <table:table-cell office:value-type="float" office:value="0.00154392" calcext:value-type="float">
            <text:p>0.0015439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104522613" calcext:value-type="float">
            <text:p>-0.104522613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0154728" calcext:value-type="float">
            <text:p>0.0015472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154896" calcext:value-type="float">
            <text:p>0.001548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155064" calcext:value-type="float">
            <text:p>0.0015506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5232" calcext:value-type="float">
            <text:p>0.0015523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55568" calcext:value-type="float">
            <text:p>0.001555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55736" calcext:value-type="float">
            <text:p>0.001557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55904" calcext:value-type="float">
            <text:p>0.0015590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156072" calcext:value-type="float">
            <text:p>0.001560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6408" calcext:value-type="float">
            <text:p>0.0015640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6576" calcext:value-type="float">
            <text:p>0.001565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56744" calcext:value-type="float">
            <text:p>0.001567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156912" calcext:value-type="float">
            <text:p>0.001569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57248" calcext:value-type="float">
            <text:p>0.001572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57416" calcext:value-type="float">
            <text:p>0.0015741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57584" calcext:value-type="float">
            <text:p>0.0015758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157752" calcext:value-type="float">
            <text:p>0.001577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158088" calcext:value-type="float">
            <text:p>0.0015808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158256" calcext:value-type="float">
            <text:p>0.0015825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158424" calcext:value-type="float">
            <text:p>0.001584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158592" calcext:value-type="float">
            <text:p>0.001585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158928" calcext:value-type="float">
            <text:p>0.001589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159096" calcext:value-type="float">
            <text:p>0.001590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159264" calcext:value-type="float">
            <text:p>0.001592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159432" calcext:value-type="float">
            <text:p>0.001594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159768" calcext:value-type="float">
            <text:p>0.001597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159936" calcext:value-type="float">
            <text:p>0.001599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160104" calcext:value-type="float">
            <text:p>0.001601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160272" calcext:value-type="float">
            <text:p>0.001602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160608" calcext:value-type="float">
            <text:p>0.001606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160776" calcext:value-type="float">
            <text:p>0.001607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160944" calcext:value-type="float">
            <text:p>0.001609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161112" calcext:value-type="float">
            <text:p>0.001611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161448" calcext:value-type="float">
            <text:p>0.001614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161616" calcext:value-type="float">
            <text:p>0.001616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161784" calcext:value-type="float">
            <text:p>0.00161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161952" calcext:value-type="float">
            <text:p>0.001619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162288" calcext:value-type="float">
            <text:p>0.001622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162456" calcext:value-type="float">
            <text:p>0.001624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162624" calcext:value-type="float">
            <text:p>0.001626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162792" calcext:value-type="float">
            <text:p>0.00162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163128" calcext:value-type="float">
            <text:p>0.001631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163296" calcext:value-type="float">
            <text:p>0.001632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163464" calcext:value-type="float">
            <text:p>0.00163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163632" calcext:value-type="float">
            <text:p>0.001636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163968" calcext:value-type="float">
            <text:p>0.001639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164136" calcext:value-type="float">
            <text:p>0.001641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164304" calcext:value-type="float">
            <text:p>0.001643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164472" calcext:value-type="float">
            <text:p>0.001644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164808" calcext:value-type="float">
            <text:p>0.001648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164976" calcext:value-type="float">
            <text:p>0.001649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165144" calcext:value-type="float">
            <text:p>0.001651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165312" calcext:value-type="float">
            <text:p>0.001653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165648" calcext:value-type="float">
            <text:p>0.001656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165816" calcext:value-type="float">
            <text:p>0.001658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165984" calcext:value-type="float">
            <text:p>0.001659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166152" calcext:value-type="float">
            <text:p>0.001661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166488" calcext:value-type="float">
            <text:p>0.001664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166656" calcext:value-type="float">
            <text:p>0.001666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166824" calcext:value-type="float">
            <text:p>0.001668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166992" calcext:value-type="float">
            <text:p>0.001669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167328" calcext:value-type="float">
            <text:p>0.001673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167496" calcext:value-type="float">
            <text:p>0.001674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167664" calcext:value-type="float">
            <text:p>0.001676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167832" calcext:value-type="float">
            <text:p>0.001678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168168" calcext:value-type="float">
            <text:p>0.001681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168336" calcext:value-type="float">
            <text:p>0.001683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168504" calcext:value-type="float">
            <text:p>0.001685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168672" calcext:value-type="float">
            <text:p>0.001686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169008" calcext:value-type="float">
            <text:p>0.001690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169176" calcext:value-type="float">
            <text:p>0.001691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169344" calcext:value-type="float">
            <text:p>0.001693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169512" calcext:value-type="float">
            <text:p>0.001695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169848" calcext:value-type="float">
            <text:p>0.001698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170016" calcext:value-type="float">
            <text:p>0.001700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170184" calcext:value-type="float">
            <text:p>0.001701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170352" calcext:value-type="float">
            <text:p>0.001703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170688" calcext:value-type="float">
            <text:p>0.001706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170856" calcext:value-type="float">
            <text:p>0.001708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171024" calcext:value-type="float">
            <text:p>0.001710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171192" calcext:value-type="float">
            <text:p>0.001711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171528" calcext:value-type="float">
            <text:p>0.001715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171696" calcext:value-type="float">
            <text:p>0.001716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171864" calcext:value-type="float">
            <text:p>0.001718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172032" calcext:value-type="float">
            <text:p>0.001720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172368" calcext:value-type="float">
            <text:p>0.001723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172536" calcext:value-type="float">
            <text:p>0.001725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72704" calcext:value-type="float">
            <text:p>0.001727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72872" calcext:value-type="float">
            <text:p>0.001728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73208" calcext:value-type="float">
            <text:p>0.001732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73376" calcext:value-type="float">
            <text:p>0.001733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173544" calcext:value-type="float">
            <text:p>0.001735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173712" calcext:value-type="float">
            <text:p>0.001737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174048" calcext:value-type="float">
            <text:p>0.001740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174216" calcext:value-type="float">
            <text:p>0.001742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174384" calcext:value-type="float">
            <text:p>0.001743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174552" calcext:value-type="float">
            <text:p>0.001745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174888" calcext:value-type="float">
            <text:p>0.001748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175056" calcext:value-type="float">
            <text:p>0.001750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175224" calcext:value-type="float">
            <text:p>0.0017522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175392" calcext:value-type="float">
            <text:p>0.00175392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175728" calcext:value-type="float">
            <text:p>0.00175728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175896" calcext:value-type="float">
            <text:p>0.0017589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176064" calcext:value-type="float">
            <text:p>0.00176064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176232" calcext:value-type="float">
            <text:p>0.0017623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176568" calcext:value-type="float">
            <text:p>0.0017656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176736" calcext:value-type="float">
            <text:p>0.0017673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176904" calcext:value-type="float">
            <text:p>0.0017690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177072" calcext:value-type="float">
            <text:p>0.0017707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177408" calcext:value-type="float">
            <text:p>0.0017740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177576" calcext:value-type="float">
            <text:p>0.0017757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177744" calcext:value-type="float">
            <text:p>0.0017774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177912" calcext:value-type="float">
            <text:p>0.00177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178248" calcext:value-type="float">
            <text:p>0.00178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178416" calcext:value-type="float">
            <text:p>0.0017841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178584" calcext:value-type="float">
            <text:p>0.00178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178752" calcext:value-type="float">
            <text:p>0.00178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179088" calcext:value-type="float">
            <text:p>0.00179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179256" calcext:value-type="float">
            <text:p>0.001792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179424" calcext:value-type="float">
            <text:p>0.00179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179592" calcext:value-type="float">
            <text:p>0.00179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179928" calcext:value-type="float">
            <text:p>0.00179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180096" calcext:value-type="float">
            <text:p>0.00180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180264" calcext:value-type="float">
            <text:p>0.00180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80432" calcext:value-type="float">
            <text:p>0.00180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80768" calcext:value-type="float">
            <text:p>0.00180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80936" calcext:value-type="float">
            <text:p>0.00180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181104" calcext:value-type="float">
            <text:p>0.001811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81272" calcext:value-type="float">
            <text:p>0.001812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81608" calcext:value-type="float">
            <text:p>0.00181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181776" calcext:value-type="float">
            <text:p>0.001817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81944" calcext:value-type="float">
            <text:p>0.001819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182112" calcext:value-type="float">
            <text:p>0.001821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82448" calcext:value-type="float">
            <text:p>0.001824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82616" calcext:value-type="float">
            <text:p>0.001826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82784" calcext:value-type="float">
            <text:p>0.001827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182952" calcext:value-type="float">
            <text:p>0.001829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183288" calcext:value-type="float">
            <text:p>0.0018328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0183456" calcext:value-type="float">
            <text:p>0.0018345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0183624" calcext:value-type="float">
            <text:p>0.001836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04522613" calcext:value-type="float">
            <text:p>-0.104522613</text:p>
          </table:table-cell>
        </table:table-row>
        <table:table-row table:style-name="ro1">
          <table:table-cell office:value-type="float" office:value="0.00183792" calcext:value-type="float">
            <text:p>0.001837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04522613" calcext:value-type="float">
            <text:p>-0.104522613</text:p>
          </table:table-cell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12562814" calcext:value-type="float">
            <text:p>-0.112562814</text:p>
          </table:table-cell>
        </table:table-row>
        <table:table-row table:style-name="ro1">
          <table:table-cell office:value-type="float" office:value="0.00184128" calcext:value-type="float">
            <text:p>0.001841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184296" calcext:value-type="float">
            <text:p>0.001842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184464" calcext:value-type="float">
            <text:p>0.001844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184632" calcext:value-type="float">
            <text:p>0.001846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184968" calcext:value-type="float">
            <text:p>0.001849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185136" calcext:value-type="float">
            <text:p>0.001851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52763819" calcext:value-type="float">
            <text:p>-0.152763819</text:p>
          </table:table-cell>
        </table:table-row>
        <table:table-row table:style-name="ro1">
          <table:table-cell office:value-type="float" office:value="0.00185304" calcext:value-type="float">
            <text:p>0.001853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185472" calcext:value-type="float">
            <text:p>0.0018547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8844221" calcext:value-type="float">
            <text:p>-0.168844221</text:p>
          </table:table-cell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185808" calcext:value-type="float">
            <text:p>0.001858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185976" calcext:value-type="float">
            <text:p>0.001859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186144" calcext:value-type="float">
            <text:p>0.001861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186312" calcext:value-type="float">
            <text:p>0.001863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186648" calcext:value-type="float">
            <text:p>0.001866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025" calcext:value-type="float">
            <text:p>-0.201005025</text:p>
          </table:table-cell>
        </table:table-row>
        <table:table-row table:style-name="ro1">
          <table:table-cell office:value-type="float" office:value="0.00186816" calcext:value-type="float">
            <text:p>0.0018681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9045226" calcext:value-type="float">
            <text:p>-0.209045226</text:p>
          </table:table-cell>
        </table:table-row>
        <table:table-row table:style-name="ro1">
          <table:table-cell office:value-type="float" office:value="0.00186984" calcext:value-type="float">
            <text:p>0.001869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9045226" calcext:value-type="float">
            <text:p>-0.209045226</text:p>
          </table:table-cell>
        </table:table-row>
        <table:table-row table:style-name="ro1">
          <table:table-cell office:value-type="float" office:value="0.00187152" calcext:value-type="float">
            <text:p>0.001871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187488" calcext:value-type="float">
            <text:p>0.0018748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5125628" calcext:value-type="float">
            <text:p>-0.225125628</text:p>
          </table:table-cell>
        </table:table-row>
        <table:table-row table:style-name="ro1">
          <table:table-cell office:value-type="float" office:value="0.00187656" calcext:value-type="float">
            <text:p>0.0018765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5125628" calcext:value-type="float">
            <text:p>-0.225125628</text:p>
          </table:table-cell>
        </table:table-row>
        <table:table-row table:style-name="ro1">
          <table:table-cell office:value-type="float" office:value="0.00187824" calcext:value-type="float">
            <text:p>0.001878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187992" calcext:value-type="float">
            <text:p>0.001879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188328" calcext:value-type="float">
            <text:p>0.001883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9246231" calcext:value-type="float">
            <text:p>-0.249246231</text:p>
          </table:table-cell>
        </table:table-row>
        <table:table-row table:style-name="ro1">
          <table:table-cell office:value-type="float" office:value="0.00188496" calcext:value-type="float">
            <text:p>0.001884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9246231" calcext:value-type="float">
            <text:p>-0.249246231</text:p>
          </table:table-cell>
        </table:table-row>
        <table:table-row table:style-name="ro1">
          <table:table-cell office:value-type="float" office:value="0.00188664" calcext:value-type="float">
            <text:p>0.001886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188832" calcext:value-type="float">
            <text:p>0.001888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189168" calcext:value-type="float">
            <text:p>0.001891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65326633" calcext:value-type="float">
            <text:p>-0.265326633</text:p>
          </table:table-cell>
        </table:table-row>
        <table:table-row table:style-name="ro1">
          <table:table-cell office:value-type="float" office:value="0.00189336" calcext:value-type="float">
            <text:p>0.001893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189504" calcext:value-type="float">
            <text:p>0.001895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189672" calcext:value-type="float">
            <text:p>0.0018967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035" calcext:value-type="float">
            <text:p>-0.281407035</text:p>
          </table:table-cell>
        </table:table-row>
        <table:table-row table:style-name="ro1">
          <table:table-cell office:value-type="float" office:value="0.00190008" calcext:value-type="float">
            <text:p>0.001900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035" calcext:value-type="float">
            <text:p>-0.281407035</text:p>
          </table:table-cell>
        </table:table-row>
        <table:table-row table:style-name="ro1">
          <table:table-cell office:value-type="float" office:value="0.00190176" calcext:value-type="float">
            <text:p>0.001901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190344" calcext:value-type="float">
            <text:p>0.00190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190512" calcext:value-type="float">
            <text:p>0.00190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190848" calcext:value-type="float">
            <text:p>0.001908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191016" calcext:value-type="float">
            <text:p>0.00191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05527638" calcext:value-type="float">
            <text:p>-0.305527638</text:p>
          </table:table-cell>
        </table:table-row>
        <table:table-row table:style-name="ro1">
          <table:table-cell office:value-type="float" office:value="0.00191184" calcext:value-type="float">
            <text:p>0.001911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05527638" calcext:value-type="float">
            <text:p>-0.305527638</text:p>
          </table:table-cell>
        </table:table-row>
        <table:table-row table:style-name="ro1">
          <table:table-cell office:value-type="float" office:value="0.00191352" calcext:value-type="float">
            <text:p>0.001913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13567839" calcext:value-type="float">
            <text:p>-0.313567839</text:p>
          </table:table-cell>
        </table:table-row>
        <table:table-row table:style-name="ro1">
          <table:table-cell office:value-type="float" office:value="0.00191688" calcext:value-type="float">
            <text:p>0.0019168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191856" calcext:value-type="float">
            <text:p>0.00191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192024" calcext:value-type="float">
            <text:p>0.001920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192192" calcext:value-type="float">
            <text:p>0.001921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192528" calcext:value-type="float">
            <text:p>0.001925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192696" calcext:value-type="float">
            <text:p>0.001926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192864" calcext:value-type="float">
            <text:p>0.00192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193032" calcext:value-type="float">
            <text:p>0.001930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193368" calcext:value-type="float">
            <text:p>0.001933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193536" calcext:value-type="float">
            <text:p>0.00193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193704" calcext:value-type="float">
            <text:p>0.001937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193872" calcext:value-type="float">
            <text:p>0.001938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194208" calcext:value-type="float">
            <text:p>0.001942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194376" calcext:value-type="float">
            <text:p>0.001943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194544" calcext:value-type="float">
            <text:p>0.001945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194712" calcext:value-type="float">
            <text:p>0.001947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195048" calcext:value-type="float">
            <text:p>0.001950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195216" calcext:value-type="float">
            <text:p>0.001952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195384" calcext:value-type="float">
            <text:p>0.001953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9849246" calcext:value-type="float">
            <text:p>-0.369849246</text:p>
          </table:table-cell>
        </table:table-row>
        <table:table-row table:style-name="ro1">
          <table:table-cell office:value-type="float" office:value="0.00195552" calcext:value-type="float">
            <text:p>0.001955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195888" calcext:value-type="float">
            <text:p>0.001958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196056" calcext:value-type="float">
            <text:p>0.001960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196224" calcext:value-type="float">
            <text:p>0.001962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196392" calcext:value-type="float">
            <text:p>0.001963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77889447" calcext:value-type="float">
            <text:p>-0.377889447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196728" calcext:value-type="float">
            <text:p>0.001967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196896" calcext:value-type="float">
            <text:p>0.001968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85929648" calcext:value-type="float">
            <text:p>-0.385929648</text:p>
          </table:table-cell>
        </table:table-row>
        <table:table-row table:style-name="ro1">
          <table:table-cell office:value-type="float" office:value="0.00197064" calcext:value-type="float">
            <text:p>0.001970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97232" calcext:value-type="float">
            <text:p>0.001972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97568" calcext:value-type="float">
            <text:p>0.001975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97736" calcext:value-type="float">
            <text:p>0.001977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97904" calcext:value-type="float">
            <text:p>0.001979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198072" calcext:value-type="float">
            <text:p>0.001980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93969849" calcext:value-type="float">
            <text:p>-0.393969849</text:p>
          </table:table-cell>
        </table:table-row>
        <table:table-row table:style-name="ro1">
          <table:table-cell office:value-type="float" office:value="0.00198408" calcext:value-type="float">
            <text:p>0.001984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198576" calcext:value-type="float">
            <text:p>0.001985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198744" calcext:value-type="float">
            <text:p>0.001987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198912" calcext:value-type="float">
            <text:p>0.001989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199248" calcext:value-type="float">
            <text:p>0.001992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199416" calcext:value-type="float">
            <text:p>0.001994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199584" calcext:value-type="float">
            <text:p>0.001995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>
          <table:table-cell office:value-type="float" office:value="0.00199752" calcext:value-type="float">
            <text:p>0.001997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10050251" calcext:value-type="float">
            <text:p>-0.41005025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MAX([.C2:.C1191])" office:value-type="float" office:value="0.410050251" calcext:value-type="float">
            <text:p>0.410050251</text:p>
          </table:table-cell>
          <table:table-cell/>
        </table:table-row>
        <table:table-row table:style-name="ro1">
          <table:table-cell/>
          <table:table-cell table:formula="of:=MIN([.C2:.C1191])" office:value-type="float" office:value="-0.418090452" calcext:value-type="float">
            <text:p>-0.418090452</text:p>
          </table:table-cell>
          <table:table-cell/>
        </table:table-row>
        <table:table-row table:style-name="ro1">
          <table:table-cell/>
          <table:table-cell table:formula="of:=[.B1194]-[.B1195]" office:value-type="float" office:value="0.828140703" calcext:value-type="float">
            <text:p>0.8281407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2:54:13.900729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3:29:46.668217926</dc:date>
    <meta:editing-duration>PT27M57S</meta:editing-duration>
    <meta:editing-cycles>2</meta:editing-cycles>
    <meta:generator>LibreOffice/5.1.6.2$Linux_X86_64 LibreOffice_project/10m0$Build-2</meta:generator>
    <meta:document-statistic meta:table-count="1" meta:cell-count="35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8cm" svg:height="15.838cm" xlink:href=".." xlink:type="simple" chart:class="chart:scatter" chart:style-name="ch1">
        <chart:title svg:x="7.939cm" svg:y="0.452cm" chart:style-name="ch2">
          <text:p>RC Circuit, Frequency Response</text:p>
        </chart:title>
        <chart:legend chart:legend-position="end" svg:x="20.76cm" svg:y="7.371cm" style:legend-expansion="high" chart:style-name="ch3"/>
        <chart:plot-area chart:style-name="ch4" table:cell-range-address="RC_C_freqencyResponse.A2:RC_C_freqencyResponse.C1191 RC_C_freqencyResponse.B1:RC_C_freqencyResponse.C1" chart:data-source-has-labels="row" svg:x="1.462cm" svg:y="1.547cm" svg:width="18.847cm" svg:height="12.994cm">
          <chartooo:coordinate-region svg:x="2.295cm" svg:y="1.746cm" svg:width="17.589cm" svg:height="12.596cm"/>
          <chart:axis chart:dimension="x" chart:name="primary-x" chart:style-name="ch5">
            <chart:title svg:x="10.259cm" svg:y="14.857cm" chart:style-name="ch6">
              <text:p>Time (s)</text:p>
            </chart:title>
          </chart:axis>
          <chart:axis chart:dimension="y" chart:name="primary-y" chart:style-name="ch7">
            <chart:title svg:x="0.451cm" svg:y="8.895cm" chart:style-name="ch8">
              <text:p>Voltage (V)</text:p>
            </chart:title>
            <chart:grid chart:style-name="ch9" chart:class="major"/>
          </chart:axis>
          <chart:series chart:style-name="ch10" chart:values-cell-range-address="RC_C_freqencyResponse.B2:RC_C_freqencyResponse.B1191" chart:label-cell-address="RC_C_freqencyResponse.B1:RC_C_freqencyResponse.B1" chart:class="chart:scatter">
            <chart:domain table:cell-range-address="RC_C_freqencyResponse.A2:RC_C_freqencyResponse.A1191"/>
            <chart:data-point chart:repeated="1190"/>
          </chart:series>
          <chart:series chart:style-name="ch11" chart:values-cell-range-address="RC_C_freqencyResponse.C2:RC_C_freqencyResponse.C1191" chart:label-cell-address="RC_C_freqencyResponse.C1:RC_C_freqencyResponse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RC_C_freqencyResponse.B1:RC_C_freqencyResponse.B1</svg:desc>
                </draw:g>
              </table:table-cell>
              <table:table-cell office:value-type="string">
                <text:p>Vc</text:p>
                <draw:g>
                  <svg:desc>RC_C_freqencyResponse.C1:RC_C_freqencyRespons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C_C_freqencyResponse.A2:RC_C_freqencyResponse.A1191</svg:desc>
                </draw:g>
              </table:table-cell>
              <table:table-cell office:value-type="float" office:value="-0.506532663">
                <text:p>-0.506532663</text:p>
                <draw:g>
                  <svg:desc>RC_C_freqencyResponse.B2:RC_C_freqencyResponse.B1191</svg:desc>
                </draw:g>
              </table:table-cell>
              <table:table-cell office:value-type="float" office:value="-0.418090452">
                <text:p>-0.418090452</text:p>
                <draw:g>
                  <svg:desc>RC_C_freqencyResponse.C2:RC_C_freqencyResponse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434170854">
                <text:p>0.434170854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336">
                <text:p>0.00000336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504">
                <text:p>0.0000050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672">
                <text:p>0.00000672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84">
                <text:p>0.000008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008">
                <text:p>0.0000100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176">
                <text:p>0.0000117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344">
                <text:p>0.0000134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05527638">
                <text:p>-0.3055276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512">
                <text:p>0.00001512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68">
                <text:p>0.000016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848">
                <text:p>0.0000184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65326633">
                <text:p>-0.265326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2016">
                <text:p>0.0000201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2184">
                <text:p>0.0000218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2352">
                <text:p>0.00002352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252">
                <text:p>0.000025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2688">
                <text:p>0.0000268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09045226">
                <text:p>-0.209045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2856">
                <text:p>0.0000285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01005025">
                <text:p>-0.201005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3024">
                <text:p>0.0000302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3192">
                <text:p>0.0000319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68844221">
                <text:p>-0.1688442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336">
                <text:p>0.000033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3528">
                <text:p>0.0000352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3696">
                <text:p>0.0000369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3864">
                <text:p>0.0000386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4032">
                <text:p>0.0000403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42">
                <text:p>0.00004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12562814">
                <text:p>-0.1125628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4368">
                <text:p>0.000043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104522613">
                <text:p>-0.1045226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4536">
                <text:p>0.0000453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4704">
                <text:p>0.0000470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4872">
                <text:p>0.000048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504">
                <text:p>0.000050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5208">
                <text:p>0.0000520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5376">
                <text:p>0.000053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5544">
                <text:p>0.0000554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5712">
                <text:p>0.000057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588">
                <text:p>0.000058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6048">
                <text:p>0.000060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6216">
                <text:p>0.0000621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6384">
                <text:p>0.0000638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6552">
                <text:p>0.000065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672">
                <text:p>0.00006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6888">
                <text:p>0.000068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7056">
                <text:p>0.0000705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7224">
                <text:p>0.000072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7392">
                <text:p>0.0000739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756">
                <text:p>0.000075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7728">
                <text:p>0.000077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8064">
                <text:p>0.0000806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8232">
                <text:p>0.000082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84">
                <text:p>0.00008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8568">
                <text:p>0.000085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8736">
                <text:p>0.000087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8904">
                <text:p>0.000089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9072">
                <text:p>0.000090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924">
                <text:p>0.00009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9408">
                <text:p>0.000094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9576">
                <text:p>0.000095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9744">
                <text:p>0.000097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9912">
                <text:p>0.00009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008">
                <text:p>0.00010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0248">
                <text:p>0.000102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0416">
                <text:p>0.000104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0584">
                <text:p>0.000105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0752">
                <text:p>0.000107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092">
                <text:p>0.00010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1088">
                <text:p>0.000110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1256">
                <text:p>0.000112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1424">
                <text:p>0.000114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1592">
                <text:p>0.000115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176">
                <text:p>0.00011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1928">
                <text:p>0.000119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2096">
                <text:p>0.000120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2264">
                <text:p>0.000122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2432">
                <text:p>0.000124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26">
                <text:p>0.00012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2768">
                <text:p>0.000127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2936">
                <text:p>0.000129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3104">
                <text:p>0.000131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13272">
                <text:p>0.000132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344">
                <text:p>0.00013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13608">
                <text:p>0.000136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13776">
                <text:p>0.000137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3944">
                <text:p>0.000139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14112">
                <text:p>0.000141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1428">
                <text:p>0.00014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4448">
                <text:p>0.000144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14616">
                <text:p>0.000146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14784">
                <text:p>0.000147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14952">
                <text:p>0.000149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1512">
                <text:p>0.00015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15288">
                <text:p>0.000152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15456">
                <text:p>0.000154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5624">
                <text:p>0.000156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15792">
                <text:p>0.000157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1596">
                <text:p>0.00015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16128">
                <text:p>0.000161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16296">
                <text:p>0.000162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6464">
                <text:p>0.000164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6632">
                <text:p>0.000166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68">
                <text:p>0.0001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16968">
                <text:p>0.000169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7136">
                <text:p>0.000171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17304">
                <text:p>0.000173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17472">
                <text:p>0.000174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1764">
                <text:p>0.00017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7808">
                <text:p>0.000178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7976">
                <text:p>0.000179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8144">
                <text:p>0.000181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18312">
                <text:p>0.000183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1848">
                <text:p>0.00018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8648">
                <text:p>0.000186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18816">
                <text:p>0.000188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18984">
                <text:p>0.000189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19152">
                <text:p>0.000191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1932">
                <text:p>0.00019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19488">
                <text:p>0.000194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19656">
                <text:p>0.000196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19824">
                <text:p>0.000198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19992">
                <text:p>0.000199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2016">
                <text:p>0.00020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20328">
                <text:p>0.000203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20496">
                <text:p>0.000204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20664">
                <text:p>0.000206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20832">
                <text:p>0.000208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21">
                <text:p>0.00021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21168">
                <text:p>0.000211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21336">
                <text:p>0.000213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21504">
                <text:p>0.000215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21672">
                <text:p>0.000216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184">
                <text:p>0.00021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2008">
                <text:p>0.000220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2176">
                <text:p>0.000221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2344">
                <text:p>0.000223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2512">
                <text:p>0.000225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268">
                <text:p>0.00022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2848">
                <text:p>0.000228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23016">
                <text:p>0.000230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23184">
                <text:p>0.000231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352">
                <text:p>0.00023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23688">
                <text:p>0.000236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23856">
                <text:p>0.000238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24024">
                <text:p>0.000240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24192">
                <text:p>0.000241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2436">
                <text:p>0.00024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4528">
                <text:p>0.000245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24696">
                <text:p>0.000246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24864">
                <text:p>0.000248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25032">
                <text:p>0.000250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252">
                <text:p>0.000252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5368">
                <text:p>0.0002536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5536">
                <text:p>0.0002553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5704">
                <text:p>0.00025704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25872">
                <text:p>0.00025872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604">
                <text:p>0.0002604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26208">
                <text:p>0.0002620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6376">
                <text:p>0.0002637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26544">
                <text:p>0.0002654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26712">
                <text:p>0.0002671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688">
                <text:p>0.000268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7048">
                <text:p>0.0002704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27216">
                <text:p>0.0002721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27384">
                <text:p>0.0002738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27552">
                <text:p>0.00027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2772">
                <text:p>0.0002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27888">
                <text:p>0.00027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28056">
                <text:p>0.0002805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28224">
                <text:p>0.0002822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28392">
                <text:p>0.0002839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2856">
                <text:p>0.0002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28728">
                <text:p>0.00028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28896">
                <text:p>0.00028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29064">
                <text:p>0.00029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29232">
                <text:p>0.00029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294">
                <text:p>0.0002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29568">
                <text:p>0.00029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9736">
                <text:p>0.00029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29904">
                <text:p>0.00029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30072">
                <text:p>0.000300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3024">
                <text:p>0.0003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30408">
                <text:p>0.000304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30576">
                <text:p>0.00030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30744">
                <text:p>0.000307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30912">
                <text:p>0.000309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108">
                <text:p>0.00031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31248">
                <text:p>0.000312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1416">
                <text:p>0.00031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31584">
                <text:p>0.000315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31752">
                <text:p>0.000317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3192">
                <text:p>0.0003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32088">
                <text:p>0.000320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32256">
                <text:p>0.000322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32424">
                <text:p>0.000324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2592">
                <text:p>0.000325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3276">
                <text:p>0.00032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32928">
                <text:p>0.000329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33096">
                <text:p>0.000330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33264">
                <text:p>0.000332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3432">
                <text:p>0.000334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336">
                <text:p>0.000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33768">
                <text:p>0.00033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04522613">
                <text:p>-0.1045226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33936">
                <text:p>0.000339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12562814">
                <text:p>-0.1125628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34104">
                <text:p>0.000341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34272">
                <text:p>0.0003427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3444">
                <text:p>0.00034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34608">
                <text:p>0.000346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34776">
                <text:p>0.000347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34944">
                <text:p>0.000349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35112">
                <text:p>0.000351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52763819">
                <text:p>-0.1527638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3528">
                <text:p>0.00035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35448">
                <text:p>0.000354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8844221">
                <text:p>-0.1688442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35616">
                <text:p>0.0003561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35784">
                <text:p>0.000357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35952">
                <text:p>0.000359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3612">
                <text:p>0.00036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36288">
                <text:p>0.0003628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36456">
                <text:p>0.0003645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36624">
                <text:p>0.0003662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025">
                <text:p>-0.2010050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36792">
                <text:p>0.000367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9045226">
                <text:p>-0.2090452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3696">
                <text:p>0.00036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9045226">
                <text:p>-0.2090452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37128">
                <text:p>0.000371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9045226">
                <text:p>-0.2090452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37296">
                <text:p>0.000372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5125628">
                <text:p>-0.2251256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37464">
                <text:p>0.000374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37632">
                <text:p>0.000376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5125628">
                <text:p>-0.2251256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378">
                <text:p>0.00037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37968">
                <text:p>0.000379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38136">
                <text:p>0.000381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9246231">
                <text:p>-0.2492462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38304">
                <text:p>0.000383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9246231">
                <text:p>-0.2492462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38472">
                <text:p>0.0003847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9246231">
                <text:p>-0.2492462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3864">
                <text:p>0.0003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38808">
                <text:p>0.000388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38976">
                <text:p>0.000389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39144">
                <text:p>0.000391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65326633">
                <text:p>-0.2653266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39312">
                <text:p>0.000393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3948">
                <text:p>0.00039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39648">
                <text:p>0.000396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39816">
                <text:p>0.000398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035">
                <text:p>-0.2814070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39984">
                <text:p>0.000399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035">
                <text:p>-0.2814070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40152">
                <text:p>0.000401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4032">
                <text:p>0.00040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40488">
                <text:p>0.000404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40656">
                <text:p>0.000406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40824">
                <text:p>0.0004082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40992">
                <text:p>0.000409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4116">
                <text:p>0.00041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41328">
                <text:p>0.000413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41496">
                <text:p>0.000414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41664">
                <text:p>0.000416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41832">
                <text:p>0.000418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42">
                <text:p>0.0004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42168">
                <text:p>0.00042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42336">
                <text:p>0.00042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42504">
                <text:p>0.000425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42672">
                <text:p>0.00042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4284">
                <text:p>0.00042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43008">
                <text:p>0.000430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43176">
                <text:p>0.000431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43344">
                <text:p>0.00043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43512">
                <text:p>0.000435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4368">
                <text:p>0.00043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43848">
                <text:p>0.00043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44016">
                <text:p>0.00044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44184">
                <text:p>0.00044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44352">
                <text:p>0.000443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4452">
                <text:p>0.00044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44688">
                <text:p>0.00044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44856">
                <text:p>0.00044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45024">
                <text:p>0.0004502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45192">
                <text:p>0.000451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4536">
                <text:p>0.0004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45528">
                <text:p>0.000455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45696">
                <text:p>0.000456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45864">
                <text:p>0.00045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46032">
                <text:p>0.000460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462">
                <text:p>0.0004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46368">
                <text:p>0.00046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46536">
                <text:p>0.00046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46704">
                <text:p>0.000467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46872">
                <text:p>0.000468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4704">
                <text:p>0.00047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47208">
                <text:p>0.000472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47376">
                <text:p>0.000473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47544">
                <text:p>0.000475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47712">
                <text:p>0.000477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4788">
                <text:p>0.00047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48048">
                <text:p>0.000480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48216">
                <text:p>0.000482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48384">
                <text:p>0.000483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48552">
                <text:p>0.000485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4872">
                <text:p>0.00048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48888">
                <text:p>0.000488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49056">
                <text:p>0.000490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49224">
                <text:p>0.000492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49392">
                <text:p>0.000493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49728">
                <text:p>0.000497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49896">
                <text:p>0.000498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50064">
                <text:p>0.00050064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50232">
                <text:p>0.00050232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504">
                <text:p>0.00050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50568">
                <text:p>0.0005056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50736">
                <text:p>0.0005073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50904">
                <text:p>0.0005090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51072">
                <text:p>0.00051072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5124">
                <text:p>0.000512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51408">
                <text:p>0.0005140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51576">
                <text:p>0.0005157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51744">
                <text:p>0.0005174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51912">
                <text:p>0.00051912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65326633">
                <text:p>-0.2653266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5208">
                <text:p>0.000520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49246231">
                <text:p>-0.2492462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52248">
                <text:p>0.0005224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52416">
                <text:p>0.0005241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25125628">
                <text:p>-0.2251256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52584">
                <text:p>0.0005258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52752">
                <text:p>0.0005275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201005025">
                <text:p>-0.2010050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5292">
                <text:p>0.000529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53088">
                <text:p>0.0005308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53256">
                <text:p>0.0005325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68844221">
                <text:p>-0.1688442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53424">
                <text:p>0.0005342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53592">
                <text:p>0.0005359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5376">
                <text:p>0.000537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53928">
                <text:p>0.0005392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54096">
                <text:p>0.0005409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54264">
                <text:p>0.0005426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12562814">
                <text:p>-0.1125628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54432">
                <text:p>0.0005443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546">
                <text:p>0.00054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54768">
                <text:p>0.0005476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54936">
                <text:p>0.000549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55104">
                <text:p>0.000551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55272">
                <text:p>0.000552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5544">
                <text:p>0.00055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55608">
                <text:p>0.0005560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55776">
                <text:p>0.000557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55944">
                <text:p>0.000559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56112">
                <text:p>0.000561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5628">
                <text:p>0.000562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56448">
                <text:p>0.0005644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56616">
                <text:p>0.0005661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56784">
                <text:p>0.0005678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56952">
                <text:p>0.0005695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5712">
                <text:p>0.00057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57288">
                <text:p>0.0005728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57456">
                <text:p>0.0005745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57624">
                <text:p>0.000576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57792">
                <text:p>0.00057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5796">
                <text:p>0.00057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58128">
                <text:p>0.0005812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58296">
                <text:p>0.000582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58464">
                <text:p>0.00058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58632">
                <text:p>0.000586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588">
                <text:p>0.0005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58968">
                <text:p>0.000589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59136">
                <text:p>0.000591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59304">
                <text:p>0.000593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59472">
                <text:p>0.000594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5964">
                <text:p>0.00059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59808">
                <text:p>0.000598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59976">
                <text:p>0.000599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60144">
                <text:p>0.000601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60312">
                <text:p>0.000603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6048">
                <text:p>0.00060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60648">
                <text:p>0.000606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60816">
                <text:p>0.000608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60984">
                <text:p>0.000609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61152">
                <text:p>0.000611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6132">
                <text:p>0.00061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61488">
                <text:p>0.000614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61656">
                <text:p>0.000616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61824">
                <text:p>0.000618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61992">
                <text:p>0.000619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6216">
                <text:p>0.00062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62328">
                <text:p>0.000623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62496">
                <text:p>0.000624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62664">
                <text:p>0.000626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62832">
                <text:p>0.000628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63">
                <text:p>0.00063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63168">
                <text:p>0.000631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63336">
                <text:p>0.000633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63504">
                <text:p>0.000635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63672">
                <text:p>0.000636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6384">
                <text:p>0.00063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64008">
                <text:p>0.000640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64176">
                <text:p>0.000641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64344">
                <text:p>0.000643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64512">
                <text:p>0.000645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6468">
                <text:p>0.00064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64848">
                <text:p>0.000648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65016">
                <text:p>0.000650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65184">
                <text:p>0.000651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65352">
                <text:p>0.000653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6552">
                <text:p>0.00065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65688">
                <text:p>0.000656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65856">
                <text:p>0.000658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66024">
                <text:p>0.000660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66192">
                <text:p>0.000661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6636">
                <text:p>0.00066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66528">
                <text:p>0.000665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66696">
                <text:p>0.000666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66864">
                <text:p>0.000668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67032">
                <text:p>0.000670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672">
                <text:p>0.0006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67368">
                <text:p>0.000673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67536">
                <text:p>0.000675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67704">
                <text:p>0.000677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67872">
                <text:p>0.000678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6804">
                <text:p>0.00068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68208">
                <text:p>0.000682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68376">
                <text:p>0.000683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68544">
                <text:p>0.000685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68712">
                <text:p>0.000687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6888">
                <text:p>0.00068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69048">
                <text:p>0.000690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69216">
                <text:p>0.000692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69384">
                <text:p>0.000693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69552">
                <text:p>0.000695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6972">
                <text:p>0.00069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69888">
                <text:p>0.000698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70056">
                <text:p>0.000700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70224">
                <text:p>0.000702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70392">
                <text:p>0.000703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7056">
                <text:p>0.00070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70728">
                <text:p>0.000707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70896">
                <text:p>0.000708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71064">
                <text:p>0.000710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71232">
                <text:p>0.000712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714">
                <text:p>0.00071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71568">
                <text:p>0.000715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71736">
                <text:p>0.000717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71904">
                <text:p>0.000719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72072">
                <text:p>0.000720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7224">
                <text:p>0.00072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72408">
                <text:p>0.000724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72576">
                <text:p>0.000725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72744">
                <text:p>0.000727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72912">
                <text:p>0.000729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7308">
                <text:p>0.00073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73248">
                <text:p>0.00073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73416">
                <text:p>0.000734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73584">
                <text:p>0.000735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73752">
                <text:p>0.000737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7392">
                <text:p>0.00073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74088">
                <text:p>0.000740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74256">
                <text:p>0.00074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74424">
                <text:p>0.00074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74592">
                <text:p>0.000745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7476">
                <text:p>0.00074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74928">
                <text:p>0.000749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75096">
                <text:p>0.00075096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75264">
                <text:p>0.00075264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75432">
                <text:p>0.00075432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756">
                <text:p>0.000756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75768">
                <text:p>0.0007576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75936">
                <text:p>0.0007593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76104">
                <text:p>0.00076104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76272">
                <text:p>0.00076272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7644">
                <text:p>0.000764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76608">
                <text:p>0.0007660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76776">
                <text:p>0.0007677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76944">
                <text:p>0.0007694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77112">
                <text:p>0.0007711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7728">
                <text:p>0.000772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77448">
                <text:p>0.0007744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77616">
                <text:p>0.0007761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77784">
                <text:p>0.0007778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77952">
                <text:p>0.0007795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7812">
                <text:p>0.00078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78288">
                <text:p>0.00078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78456">
                <text:p>0.000784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78624">
                <text:p>0.00078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78792">
                <text:p>0.000787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7896">
                <text:p>0.0007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79128">
                <text:p>0.000791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79296">
                <text:p>0.000792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79464">
                <text:p>0.000794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79632">
                <text:p>0.000796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798">
                <text:p>0.0007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79968">
                <text:p>0.00079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80136">
                <text:p>0.00080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80304">
                <text:p>0.000803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80472">
                <text:p>0.000804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8064">
                <text:p>0.00080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80808">
                <text:p>0.000808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80976">
                <text:p>0.000809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81144">
                <text:p>0.000811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81312">
                <text:p>0.000813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8148">
                <text:p>0.00081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81648">
                <text:p>0.000816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81816">
                <text:p>0.000818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81984">
                <text:p>0.000819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82152">
                <text:p>0.000821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8232">
                <text:p>0.00082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82488">
                <text:p>0.000824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82656">
                <text:p>0.000826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82824">
                <text:p>0.0008282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82992">
                <text:p>0.000829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8316">
                <text:p>0.00083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83328">
                <text:p>0.000833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83496">
                <text:p>0.000834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83664">
                <text:p>0.000836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04522613">
                <text:p>-0.1045226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83832">
                <text:p>0.000838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04522613">
                <text:p>-0.1045226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84">
                <text:p>0.000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84168">
                <text:p>0.000841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84336">
                <text:p>0.00084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84504">
                <text:p>0.000845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84672">
                <text:p>0.0008467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8484">
                <text:p>0.00084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85008">
                <text:p>0.000850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52763819">
                <text:p>-0.1527638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85176">
                <text:p>0.000851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85344">
                <text:p>0.000853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85512">
                <text:p>0.000855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8844221">
                <text:p>-0.1688442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8568">
                <text:p>0.00085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85848">
                <text:p>0.000858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86016">
                <text:p>0.0008601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86184">
                <text:p>0.000861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86352">
                <text:p>0.000863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8652">
                <text:p>0.00086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025">
                <text:p>-0.2010050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86688">
                <text:p>0.0008668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025">
                <text:p>-0.2010050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86856">
                <text:p>0.0008685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9045226">
                <text:p>-0.2090452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87024">
                <text:p>0.0008702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9045226">
                <text:p>-0.2090452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87192">
                <text:p>0.000871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8736">
                <text:p>0.00087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87528">
                <text:p>0.000875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87696">
                <text:p>0.000876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5125628">
                <text:p>-0.2251256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87864">
                <text:p>0.000878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88032">
                <text:p>0.000880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882">
                <text:p>0.00088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88368">
                <text:p>0.000883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9246231">
                <text:p>-0.24924623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88536">
                <text:p>0.00088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88704">
                <text:p>0.000887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88872">
                <text:p>0.0008887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8904">
                <text:p>0.00089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89208">
                <text:p>0.000892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89376">
                <text:p>0.000893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89544">
                <text:p>0.000895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89712">
                <text:p>0.000897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035">
                <text:p>-0.2814070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8988">
                <text:p>0.000898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035">
                <text:p>-0.2814070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90048">
                <text:p>0.000900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90216">
                <text:p>0.000902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90384">
                <text:p>0.000903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90552">
                <text:p>0.000905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9072">
                <text:p>0.000907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90888">
                <text:p>0.0009088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91056">
                <text:p>0.000910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05527638">
                <text:p>-0.3055276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91224">
                <text:p>0.0009122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91392">
                <text:p>0.000913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9156">
                <text:p>0.000915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91728">
                <text:p>0.000917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91896">
                <text:p>0.000918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92064">
                <text:p>0.000920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92232">
                <text:p>0.000922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924">
                <text:p>0.000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92568">
                <text:p>0.000925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92736">
                <text:p>0.000927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92904">
                <text:p>0.000929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93072">
                <text:p>0.000930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9324">
                <text:p>0.00093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93408">
                <text:p>0.000934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93576">
                <text:p>0.000935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93744">
                <text:p>0.000937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93912">
                <text:p>0.000939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9408">
                <text:p>0.00094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94248">
                <text:p>0.000942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94416">
                <text:p>0.0009441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94584">
                <text:p>0.000945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94752">
                <text:p>0.000947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9492">
                <text:p>0.00094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95088">
                <text:p>0.000950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95256">
                <text:p>0.0009525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95424">
                <text:p>0.000954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95592">
                <text:p>0.000955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9576">
                <text:p>0.00095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95928">
                <text:p>0.000959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96096">
                <text:p>0.000960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96264">
                <text:p>0.000962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96432">
                <text:p>0.000964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966">
                <text:p>0.0009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96768">
                <text:p>0.000967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96936">
                <text:p>0.000969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97104">
                <text:p>0.000971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97272">
                <text:p>0.000972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9744">
                <text:p>0.00097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97608">
                <text:p>0.000976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97776">
                <text:p>0.000977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97944">
                <text:p>0.000979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98112">
                <text:p>0.000981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9828">
                <text:p>0.00098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98448">
                <text:p>0.000984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98616">
                <text:p>0.000986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98784">
                <text:p>0.000987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98952">
                <text:p>0.000989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9912">
                <text:p>0.00099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99288">
                <text:p>0.000992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99456">
                <text:p>0.000994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99624">
                <text:p>0.000996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99792">
                <text:p>0.000997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9996">
                <text:p>0.00099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00128">
                <text:p>0.00100128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00296">
                <text:p>0.00100296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00464">
                <text:p>0.0010046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00632">
                <text:p>0.00100632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1008">
                <text:p>0.001008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00968">
                <text:p>0.0010096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01136">
                <text:p>0.0010113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01304">
                <text:p>0.0010130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05527638">
                <text:p>-0.3055276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101472">
                <text:p>0.00101472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0164">
                <text:p>0.001016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81407035">
                <text:p>-0.2814070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01808">
                <text:p>0.0010180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265326633">
                <text:p>-0.2653266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01976">
                <text:p>0.0010197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02144">
                <text:p>0.0010214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249246231">
                <text:p>-0.2492462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02312">
                <text:p>0.00102312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0248">
                <text:p>0.001024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25125628">
                <text:p>-0.2251256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02648">
                <text:p>0.0010264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02816">
                <text:p>0.0010281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01005025">
                <text:p>-0.2010050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02984">
                <text:p>0.0010298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03152">
                <text:p>0.0010315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0332">
                <text:p>0.001033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03488">
                <text:p>0.0010348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03656">
                <text:p>0.0010365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03824">
                <text:p>0.0010382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03992">
                <text:p>0.0010399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0416">
                <text:p>0.001041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04328">
                <text:p>0.0010432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04522613">
                <text:p>-0.1045226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04496">
                <text:p>0.0010449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04664">
                <text:p>0.0010466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04832">
                <text:p>0.001048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05">
                <text:p>0.0010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105168">
                <text:p>0.001051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105336">
                <text:p>0.001053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05504">
                <text:p>0.0010550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105672">
                <text:p>0.0010567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10584">
                <text:p>0.001058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106008">
                <text:p>0.0010600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06176">
                <text:p>0.001061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106344">
                <text:p>0.0010634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106512">
                <text:p>0.001065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10668">
                <text:p>0.00106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106848">
                <text:p>0.001068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107016">
                <text:p>0.001070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107184">
                <text:p>0.001071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107352">
                <text:p>0.001073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10752">
                <text:p>0.00107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107688">
                <text:p>0.001076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107856">
                <text:p>0.0010785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108024">
                <text:p>0.001080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108192">
                <text:p>0.0010819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10836">
                <text:p>0.00108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108528">
                <text:p>0.001085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108696">
                <text:p>0.001086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108864">
                <text:p>0.0010886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109032">
                <text:p>0.001090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1092">
                <text:p>0.00109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109368">
                <text:p>0.001093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109536">
                <text:p>0.001095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109704">
                <text:p>0.001097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109872">
                <text:p>0.001098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11004">
                <text:p>0.00110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110208">
                <text:p>0.001102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110376">
                <text:p>0.001103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110544">
                <text:p>0.001105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110712">
                <text:p>0.001107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11088">
                <text:p>0.00110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111048">
                <text:p>0.001110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111216">
                <text:p>0.001112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111384">
                <text:p>0.001113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111552">
                <text:p>0.001115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11172">
                <text:p>0.00111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111888">
                <text:p>0.001118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112056">
                <text:p>0.001120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112224">
                <text:p>0.001122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112392">
                <text:p>0.001123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11256">
                <text:p>0.0011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112728">
                <text:p>0.001127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112896">
                <text:p>0.001128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113064">
                <text:p>0.001130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113232">
                <text:p>0.001132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1134">
                <text:p>0.0011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113568">
                <text:p>0.001135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113736">
                <text:p>0.001137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113904">
                <text:p>0.001139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114072">
                <text:p>0.001140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11424">
                <text:p>0.0011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114408">
                <text:p>0.001144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114576">
                <text:p>0.001145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114744">
                <text:p>0.001147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114912">
                <text:p>0.001149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11508">
                <text:p>0.00115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115248">
                <text:p>0.00115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115416">
                <text:p>0.001154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115584">
                <text:p>0.001155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115752">
                <text:p>0.001157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11592">
                <text:p>0.00115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116088">
                <text:p>0.001160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116256">
                <text:p>0.00116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116424">
                <text:p>0.00116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116592">
                <text:p>0.001165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11676">
                <text:p>0.00116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116928">
                <text:p>0.001169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117096">
                <text:p>0.001170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117264">
                <text:p>0.001172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117432">
                <text:p>0.001174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1176">
                <text:p>0.0011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117768">
                <text:p>0.001177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117936">
                <text:p>0.001179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118104">
                <text:p>0.001181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118272">
                <text:p>0.001182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11844">
                <text:p>0.00118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118608">
                <text:p>0.001186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118776">
                <text:p>0.001187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118944">
                <text:p>0.001189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119112">
                <text:p>0.001191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11928">
                <text:p>0.00119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119448">
                <text:p>0.001194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119616">
                <text:p>0.001196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119784">
                <text:p>0.001197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119952">
                <text:p>0.001199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12012">
                <text:p>0.00120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120288">
                <text:p>0.001202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120456">
                <text:p>0.001204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120624">
                <text:p>0.001206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120792">
                <text:p>0.001207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12096">
                <text:p>0.00120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121128">
                <text:p>0.001211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121296">
                <text:p>0.001212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121464">
                <text:p>0.001214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121632">
                <text:p>0.001216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1218">
                <text:p>0.0012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121968">
                <text:p>0.001219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122136">
                <text:p>0.001221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122304">
                <text:p>0.001223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122472">
                <text:p>0.001224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12264">
                <text:p>0.00122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122808">
                <text:p>0.001228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122976">
                <text:p>0.001229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123144">
                <text:p>0.001231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123312">
                <text:p>0.001233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12348">
                <text:p>0.0012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123648">
                <text:p>0.001236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123816">
                <text:p>0.001238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123984">
                <text:p>0.001239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124152">
                <text:p>0.001241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12432">
                <text:p>0.00124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124488">
                <text:p>0.001244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124656">
                <text:p>0.001246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124824">
                <text:p>0.001248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124992">
                <text:p>0.001249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12516">
                <text:p>0.0012516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125328">
                <text:p>0.0012532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125496">
                <text:p>0.0012549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125664">
                <text:p>0.0012566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125832">
                <text:p>0.0012583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126">
                <text:p>0.0012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126168">
                <text:p>0.0012616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126336">
                <text:p>0.0012633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126504">
                <text:p>0.0012650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126672">
                <text:p>0.00126672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12684">
                <text:p>0.001268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127008">
                <text:p>0.0012700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127176">
                <text:p>0.0012717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127344">
                <text:p>0.0012734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127512">
                <text:p>0.0012751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12768">
                <text:p>0.001276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127848">
                <text:p>0.00127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128016">
                <text:p>0.00128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128184">
                <text:p>0.00128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128352">
                <text:p>0.00128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12852">
                <text:p>0.00128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128688">
                <text:p>0.00128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128856">
                <text:p>0.00128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129024">
                <text:p>0.00129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129192">
                <text:p>0.00129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12936">
                <text:p>0.0012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129528">
                <text:p>0.00129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129696">
                <text:p>0.00129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129864">
                <text:p>0.00129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130032">
                <text:p>0.00130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1302">
                <text:p>0.0013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130368">
                <text:p>0.001303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130536">
                <text:p>0.001305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130704">
                <text:p>0.00130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130872">
                <text:p>0.001308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13104">
                <text:p>0.00131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131208">
                <text:p>0.00131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131376">
                <text:p>0.00131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131544">
                <text:p>0.001315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131712">
                <text:p>0.001317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13188">
                <text:p>0.00131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132048">
                <text:p>0.001320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132216">
                <text:p>0.0013221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132384">
                <text:p>0.001323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132552">
                <text:p>0.00132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13272">
                <text:p>0.00132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132888">
                <text:p>0.00132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133056">
                <text:p>0.001330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133224">
                <text:p>0.001332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133392">
                <text:p>0.001333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13356">
                <text:p>0.001335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133728">
                <text:p>0.001337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04522613">
                <text:p>-0.1045226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133896">
                <text:p>0.001338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12562814">
                <text:p>-0.1125628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134064">
                <text:p>0.001340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134232">
                <text:p>0.001342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1344">
                <text:p>0.0013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134568">
                <text:p>0.001345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134736">
                <text:p>0.001347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134904">
                <text:p>0.001349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135072">
                <text:p>0.001350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13524">
                <text:p>0.00135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135408">
                <text:p>0.001354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8844221">
                <text:p>-0.1688442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135576">
                <text:p>0.001355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8844221">
                <text:p>-0.1688442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135744">
                <text:p>0.001357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135912">
                <text:p>0.001359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13608">
                <text:p>0.00136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136248">
                <text:p>0.001362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136416">
                <text:p>0.0013641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136584">
                <text:p>0.001365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136752">
                <text:p>0.001367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025">
                <text:p>-0.2010050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13692">
                <text:p>0.00136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9045226">
                <text:p>-0.2090452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137088">
                <text:p>0.0013708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137256">
                <text:p>0.001372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137424">
                <text:p>0.0013742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5125628">
                <text:p>-0.2251256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137592">
                <text:p>0.001375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5125628">
                <text:p>-0.22512562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13776">
                <text:p>0.00137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137928">
                <text:p>0.001379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138096">
                <text:p>0.001380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138264">
                <text:p>0.001382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9246231">
                <text:p>-0.24924623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138432">
                <text:p>0.001384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9246231">
                <text:p>-0.24924623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1386">
                <text:p>0.00138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9246231">
                <text:p>-0.2492462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138768">
                <text:p>0.001387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138936">
                <text:p>0.001389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65326633">
                <text:p>-0.2653266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139104">
                <text:p>0.001391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65326633">
                <text:p>-0.2653266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139272">
                <text:p>0.001392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5326633">
                <text:p>-0.2653266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13944">
                <text:p>0.00139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139608">
                <text:p>0.001396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139776">
                <text:p>0.001397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139944">
                <text:p>0.001399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035">
                <text:p>-0.28140703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140112">
                <text:p>0.001401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14028">
                <text:p>0.00140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140448">
                <text:p>0.001404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140616">
                <text:p>0.0014061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140784">
                <text:p>0.001407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140952">
                <text:p>0.001409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05527638">
                <text:p>-0.30552763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14112">
                <text:p>0.00141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05527638">
                <text:p>-0.30552763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141288">
                <text:p>0.001412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141456">
                <text:p>0.001414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141624">
                <text:p>0.0014162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141792">
                <text:p>0.001417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14196">
                <text:p>0.00141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142128">
                <text:p>0.001421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142296">
                <text:p>0.001422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142464">
                <text:p>0.001424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142632">
                <text:p>0.001426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1428">
                <text:p>0.0014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142968">
                <text:p>0.001429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143136">
                <text:p>0.001431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143304">
                <text:p>0.001433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143472">
                <text:p>0.001434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14364">
                <text:p>0.00143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143808">
                <text:p>0.001438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143976">
                <text:p>0.001439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144144">
                <text:p>0.001441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144312">
                <text:p>0.001443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14448">
                <text:p>0.00144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144648">
                <text:p>0.001446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144816">
                <text:p>0.001448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144984">
                <text:p>0.001449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145152">
                <text:p>0.001451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14532">
                <text:p>0.00145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145488">
                <text:p>0.001454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145656">
                <text:p>0.001456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145824">
                <text:p>0.001458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145992">
                <text:p>0.001459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14616">
                <text:p>0.00146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146328">
                <text:p>0.001463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146496">
                <text:p>0.001464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146664">
                <text:p>0.001466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146832">
                <text:p>0.001468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147">
                <text:p>0.0014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147168">
                <text:p>0.00147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147336">
                <text:p>0.00147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147504">
                <text:p>0.001475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147672">
                <text:p>0.00147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14784">
                <text:p>0.00147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148008">
                <text:p>0.001480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148176">
                <text:p>0.001481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148344">
                <text:p>0.001483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148512">
                <text:p>0.00148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14868">
                <text:p>0.00148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148848">
                <text:p>0.00148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149016">
                <text:p>0.00149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149184">
                <text:p>0.00149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149352">
                <text:p>0.001493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14952">
                <text:p>0.00149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149688">
                <text:p>0.00149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149856">
                <text:p>0.00149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150024">
                <text:p>0.0015002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418090452">
                <text:p>-0.41809045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150192">
                <text:p>0.00150192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15036">
                <text:p>0.0015036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150528">
                <text:p>0.0015052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150696">
                <text:p>0.0015069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150864">
                <text:p>0.00150864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151032">
                <text:p>0.00151032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1512">
                <text:p>0.001512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151368">
                <text:p>0.0015136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151536">
                <text:p>0.0015153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151704">
                <text:p>0.0015170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81407035">
                <text:p>-0.28140703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151872">
                <text:p>0.0015187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265326633">
                <text:p>-0.26532663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15204">
                <text:p>0.001520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152208">
                <text:p>0.0015220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152376">
                <text:p>0.0015237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25125628">
                <text:p>-0.2251256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152544">
                <text:p>0.0015254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152712">
                <text:p>0.0015271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209045226">
                <text:p>-0.2090452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15288">
                <text:p>0.001528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153048">
                <text:p>0.0015304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153216">
                <text:p>0.0015321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153384">
                <text:p>0.0015338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153552">
                <text:p>0.0015355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52763819">
                <text:p>-0.1527638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15372">
                <text:p>0.001537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153888">
                <text:p>0.0015388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154056">
                <text:p>0.0015405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154224">
                <text:p>0.0015422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12562814">
                <text:p>-0.1125628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154392">
                <text:p>0.0015439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104522613">
                <text:p>-0.1045226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15456">
                <text:p>0.001545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154728">
                <text:p>0.0015472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154896">
                <text:p>0.001548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155064">
                <text:p>0.0015506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155232">
                <text:p>0.0015523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1554">
                <text:p>0.0015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155568">
                <text:p>0.001555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155736">
                <text:p>0.001557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155904">
                <text:p>0.0015590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156072">
                <text:p>0.001560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15624">
                <text:p>0.00156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156408">
                <text:p>0.0015640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156576">
                <text:p>0.001565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156744">
                <text:p>0.001567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156912">
                <text:p>0.001569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15708">
                <text:p>0.001570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157248">
                <text:p>0.001572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157416">
                <text:p>0.0015741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157584">
                <text:p>0.0015758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157752">
                <text:p>0.001577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15792">
                <text:p>0.0015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158088">
                <text:p>0.0015808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158256">
                <text:p>0.0015825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158424">
                <text:p>0.001584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158592">
                <text:p>0.001585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15876">
                <text:p>0.00158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158928">
                <text:p>0.001589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159096">
                <text:p>0.001590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159264">
                <text:p>0.001592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159432">
                <text:p>0.001594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1596">
                <text:p>0.0015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159768">
                <text:p>0.001597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159936">
                <text:p>0.001599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160104">
                <text:p>0.001601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160272">
                <text:p>0.001602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16044">
                <text:p>0.00160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160608">
                <text:p>0.001606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160776">
                <text:p>0.001607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160944">
                <text:p>0.001609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161112">
                <text:p>0.001611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16128">
                <text:p>0.00161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161448">
                <text:p>0.001614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161616">
                <text:p>0.001616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161784">
                <text:p>0.00161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161952">
                <text:p>0.001619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16212">
                <text:p>0.00162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162288">
                <text:p>0.001622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162456">
                <text:p>0.001624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162624">
                <text:p>0.001626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162792">
                <text:p>0.00162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16296">
                <text:p>0.00162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163128">
                <text:p>0.001631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163296">
                <text:p>0.001632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163464">
                <text:p>0.00163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163632">
                <text:p>0.001636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1638">
                <text:p>0.00163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163968">
                <text:p>0.001639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164136">
                <text:p>0.001641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164304">
                <text:p>0.001643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164472">
                <text:p>0.001644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16464">
                <text:p>0.00164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164808">
                <text:p>0.001648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164976">
                <text:p>0.001649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165144">
                <text:p>0.001651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165312">
                <text:p>0.001653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16548">
                <text:p>0.00165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165648">
                <text:p>0.001656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165816">
                <text:p>0.001658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165984">
                <text:p>0.001659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166152">
                <text:p>0.001661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16632">
                <text:p>0.00166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166488">
                <text:p>0.001664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166656">
                <text:p>0.001666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166824">
                <text:p>0.001668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166992">
                <text:p>0.001669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16716">
                <text:p>0.00167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167328">
                <text:p>0.001673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167496">
                <text:p>0.001674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167664">
                <text:p>0.001676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167832">
                <text:p>0.001678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168">
                <text:p>0.001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168168">
                <text:p>0.001681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168336">
                <text:p>0.001683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168504">
                <text:p>0.001685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168672">
                <text:p>0.001686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16884">
                <text:p>0.00168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169008">
                <text:p>0.001690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169176">
                <text:p>0.001691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169344">
                <text:p>0.001693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169512">
                <text:p>0.001695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16968">
                <text:p>0.00169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169848">
                <text:p>0.001698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170016">
                <text:p>0.001700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170184">
                <text:p>0.001701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170352">
                <text:p>0.001703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17052">
                <text:p>0.00170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170688">
                <text:p>0.001706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170856">
                <text:p>0.001708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171024">
                <text:p>0.001710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171192">
                <text:p>0.001711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17136">
                <text:p>0.00171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171528">
                <text:p>0.001715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171696">
                <text:p>0.001716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171864">
                <text:p>0.001718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172032">
                <text:p>0.001720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1722">
                <text:p>0.00172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172368">
                <text:p>0.001723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172536">
                <text:p>0.001725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172704">
                <text:p>0.001727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172872">
                <text:p>0.001728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17304">
                <text:p>0.00173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173208">
                <text:p>0.001732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173376">
                <text:p>0.001733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173544">
                <text:p>0.001735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173712">
                <text:p>0.001737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17388">
                <text:p>0.00173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174048">
                <text:p>0.001740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174216">
                <text:p>0.001742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174384">
                <text:p>0.001743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174552">
                <text:p>0.001745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17472">
                <text:p>0.00174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174888">
                <text:p>0.001748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175056">
                <text:p>0.001750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175224">
                <text:p>0.0017522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175392">
                <text:p>0.00175392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17556">
                <text:p>0.0017556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175728">
                <text:p>0.00175728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175896">
                <text:p>0.0017589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176064">
                <text:p>0.00176064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176232">
                <text:p>0.0017623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1764">
                <text:p>0.00176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176568">
                <text:p>0.0017656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176736">
                <text:p>0.0017673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176904">
                <text:p>0.0017690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177072">
                <text:p>0.0017707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17724">
                <text:p>0.001772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177408">
                <text:p>0.0017740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177576">
                <text:p>0.0017757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177744">
                <text:p>0.0017774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177912">
                <text:p>0.00177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17808">
                <text:p>0.001780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178248">
                <text:p>0.00178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178416">
                <text:p>0.0017841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178584">
                <text:p>0.00178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178752">
                <text:p>0.00178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17892">
                <text:p>0.00178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179088">
                <text:p>0.00179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179256">
                <text:p>0.001792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179424">
                <text:p>0.00179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179592">
                <text:p>0.00179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17976">
                <text:p>0.00179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179928">
                <text:p>0.00179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180096">
                <text:p>0.00180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180264">
                <text:p>0.00180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180432">
                <text:p>0.00180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1806">
                <text:p>0.0018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180768">
                <text:p>0.00180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180936">
                <text:p>0.00180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181104">
                <text:p>0.001811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181272">
                <text:p>0.001812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18144">
                <text:p>0.00181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181608">
                <text:p>0.00181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181776">
                <text:p>0.001817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181944">
                <text:p>0.001819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182112">
                <text:p>0.001821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18228">
                <text:p>0.00182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182448">
                <text:p>0.001824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182616">
                <text:p>0.001826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182784">
                <text:p>0.001827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182952">
                <text:p>0.001829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18312">
                <text:p>0.00183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183288">
                <text:p>0.0018328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183456">
                <text:p>0.0018345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183624">
                <text:p>0.001836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04522613">
                <text:p>-0.10452261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183792">
                <text:p>0.001837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04522613">
                <text:p>-0.10452261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18396">
                <text:p>0.00183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12562814">
                <text:p>-0.11256281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184128">
                <text:p>0.001841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184296">
                <text:p>0.001842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184464">
                <text:p>0.001844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184632">
                <text:p>0.001846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1848">
                <text:p>0.0018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184968">
                <text:p>0.001849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185136">
                <text:p>0.001851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52763819">
                <text:p>-0.15276381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185304">
                <text:p>0.001853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185472">
                <text:p>0.0018547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8844221">
                <text:p>-0.16884422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18564">
                <text:p>0.00185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185808">
                <text:p>0.001858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185976">
                <text:p>0.001859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186144">
                <text:p>0.001861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186312">
                <text:p>0.001863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18648">
                <text:p>0.00186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186648">
                <text:p>0.001866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025">
                <text:p>-0.20100502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186816">
                <text:p>0.0018681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9045226">
                <text:p>-0.20904522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186984">
                <text:p>0.001869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9045226">
                <text:p>-0.20904522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187152">
                <text:p>0.001871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18732">
                <text:p>0.00187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187488">
                <text:p>0.0018748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5125628">
                <text:p>-0.22512562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187656">
                <text:p>0.0018765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5125628">
                <text:p>-0.22512562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187824">
                <text:p>0.001878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187992">
                <text:p>0.001879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18816">
                <text:p>0.001881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188328">
                <text:p>0.001883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9246231">
                <text:p>-0.24924623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188496">
                <text:p>0.001884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9246231">
                <text:p>-0.24924623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188664">
                <text:p>0.001886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188832">
                <text:p>0.001888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189">
                <text:p>0.00189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189168">
                <text:p>0.001891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65326633">
                <text:p>-0.26532663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189336">
                <text:p>0.001893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189504">
                <text:p>0.001895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189672">
                <text:p>0.0018967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18984">
                <text:p>0.00189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035">
                <text:p>-0.28140703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190008">
                <text:p>0.001900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035">
                <text:p>-0.28140703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190176">
                <text:p>0.001901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190344">
                <text:p>0.00190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190512">
                <text:p>0.00190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19068">
                <text:p>0.00190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190848">
                <text:p>0.001908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191016">
                <text:p>0.00191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05527638">
                <text:p>-0.30552763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191184">
                <text:p>0.001911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05527638">
                <text:p>-0.30552763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191352">
                <text:p>0.001913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19152">
                <text:p>0.00191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13567839">
                <text:p>-0.31356783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191688">
                <text:p>0.0019168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191856">
                <text:p>0.00191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192024">
                <text:p>0.001920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192192">
                <text:p>0.001921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19236">
                <text:p>0.00192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192528">
                <text:p>0.001925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192696">
                <text:p>0.001926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192864">
                <text:p>0.00192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193032">
                <text:p>0.001930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1932">
                <text:p>0.0019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193368">
                <text:p>0.001933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193536">
                <text:p>0.00193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193704">
                <text:p>0.001937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193872">
                <text:p>0.001938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19404">
                <text:p>0.00194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194208">
                <text:p>0.001942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194376">
                <text:p>0.001943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194544">
                <text:p>0.001945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194712">
                <text:p>0.001947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19488">
                <text:p>0.00194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195048">
                <text:p>0.001950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195216">
                <text:p>0.001952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195384">
                <text:p>0.001953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9849246">
                <text:p>-0.36984924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195552">
                <text:p>0.001955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19572">
                <text:p>0.00195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195888">
                <text:p>0.001958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196056">
                <text:p>0.001960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196224">
                <text:p>0.001962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196392">
                <text:p>0.001963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77889447">
                <text:p>-0.37788944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19656">
                <text:p>0.00196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196728">
                <text:p>0.001967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196896">
                <text:p>0.001968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85929648">
                <text:p>-0.38592964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197064">
                <text:p>0.001970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197232">
                <text:p>0.001972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1974">
                <text:p>0.0019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197568">
                <text:p>0.001975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197736">
                <text:p>0.001977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197904">
                <text:p>0.001979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198072">
                <text:p>0.001980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19824">
                <text:p>0.00198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93969849">
                <text:p>-0.39396984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198408">
                <text:p>0.001984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198576">
                <text:p>0.001985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198744">
                <text:p>0.001987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198912">
                <text:p>0.001989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19908">
                <text:p>0.00199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199248">
                <text:p>0.001992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199416">
                <text:p>0.001994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199584">
                <text:p>0.001995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199752">
                <text:p>0.001997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10050251">
                <text:p>-0.410050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